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Calibri" svg:font-family="Calibri"/>
    <style:font-face style:name="Liberation Serif" svg:font-family="&quot;Liberation Serif&quot;"/>
    <style:font-face style:name="Lato" svg:font-family="Lato"/>
  </office:font-face-decls>
  <office:automatic-styles>
    <style:style style:name="ce1" style:family="table-cell" style:parent-style-name="Default" style:data-style-name="N0"/>
    <style:style style:name="ce2" style:family="table-cell" style:parent-style-name="Default" style:data-style-name="N0">
      <style:table-cell-properties fo:border-top="thin solid #F2F2F2" fo:border-bottom="thin solid #F2F2F2" fo:border-left="thin solid #A6A6A6" fo:border-right="none" style:vertical-align="middle" fo:wrap-option="wrap" fo:background-color="#DAE9F8" style:repeat-content="false"/>
      <style:paragraph-properties fo:text-align="center"/>
      <style:text-properties style:font-name="Calibri" style:font-name-asian="Calibri" style:font-name-complex="Calibri" fo:font-size="8pt" style:font-size-asian="8pt" style:font-size-complex="8pt" style:font-family-generic="swiss"/>
    </style:style>
    <style:style style:name="ce3" style:family="table-cell" style:parent-style-name="Default" style:data-style-name="N0">
      <style:table-cell-properties fo:border-top="thin solid #F2F2F2" fo:border-bottom="thin solid #F2F2F2" fo:border-left="thin solid #A6A6A6" fo:border-right="none" style:vertical-align="middle" fo:wrap-option="wrap" fo:background-color="#DAE9F8" style:repeat-content="false"/>
      <style:paragraph-properties fo:text-align="center"/>
      <style:text-properties style:font-name="Calibri" style:font-name-asian="Calibri" style:font-name-complex="Calibri" style:font-family-generic="swiss"/>
    </style:style>
    <style:style style:name="ce4" style:family="table-cell" style:parent-style-name="Default" style:data-style-name="N1">
      <style:table-cell-properties fo:border-top="thin solid #F2F2F2" fo:border-bottom="thin solid #F2F2F2" fo:border-left="thin solid #A6A6A6" fo:border-right="thin solid #A6A6A6" style:vertical-align="middle" fo:wrap-option="wrap" fo:background-color="#DAE9F8" style:repeat-content="false"/>
      <style:paragraph-properties fo:text-align="center"/>
      <style:text-properties style:font-name="Calibri" style:font-name-asian="Calibri" style:font-name-complex="Calibri" fo:font-weight="bold" style:font-weight-asian="bold" style:font-weight-complex="bold" style:font-family-generic="swiss"/>
    </style:style>
    <style:style style:name="ce5" style:family="table-cell" style:parent-style-name="Default" style:data-style-name="N0">
      <style:table-cell-properties fo:border-top="thin solid #F2F2F2" fo:border-bottom="thin solid #F2F2F2" fo:border-left="none" fo:border-right="none" style:vertical-align="middle" fo:wrap-option="wrap" fo:background-color="#DAE9F8" style:repeat-content="false"/>
      <style:paragraph-properties fo:text-align="center"/>
      <style:text-properties style:font-name="Calibri" style:font-name-asian="Calibri" style:font-name-complex="Calibri" style:font-family-generic="swiss"/>
    </style:style>
    <style:style style:name="ce6" style:family="table-cell" style:parent-style-name="Default" style:data-style-name="N0">
      <style:table-cell-properties fo:border-top="thin solid #F2F2F2" fo:border-bottom="thin solid #F2F2F2" fo:border-left="thin solid #A6A6A6" fo:border-right="thin solid #A6A6A6" style:vertical-align="middle" fo:wrap-option="wrap" fo:background-color="#DAE9F8" style:repeat-content="false"/>
      <style:paragraph-properties fo:text-align="center"/>
      <style:text-properties style:font-name="Calibri" style:font-name-asian="Calibri" style:font-name-complex="Calibri" style:font-family-generic="swiss"/>
    </style:style>
    <style:style style:name="ce7" style:family="table-cell" style:parent-style-name="Default" style:data-style-name="N0">
      <style:table-cell-properties fo:border-top="thin solid #F2F2F2" fo:border-bottom="thin solid #F2F2F2" fo:border-left="none" fo:border-right="thin solid #A6A6A6" style:vertical-align="middle" fo:wrap-option="wrap" fo:background-color="#DAE9F8" style:repeat-content="false"/>
      <style:paragraph-properties fo:text-align="center"/>
      <style:text-properties style:font-name="Calibri" style:font-name-asian="Calibri" style:font-name-complex="Calibri" style:font-family-generic="swiss"/>
    </style:style>
    <style:style style:name="ce8" style:family="table-cell" style:parent-style-name="Default" style:data-style-name="N0">
      <style:table-cell-properties fo:border-top="thin solid #F2F2F2" fo:border-bottom="thin solid #F2F2F2" fo:border-left="none" fo:border-right="thin solid #F2F2F2" style:vertical-align="middle" fo:wrap-option="wrap" fo:background-color="#DAE9F8" style:repeat-content="false"/>
      <style:paragraph-properties fo:text-align="center"/>
      <style:text-properties style:font-name="Calibri" style:font-name-asian="Calibri" style:font-name-complex="Calibri" style:font-family-generic="swiss"/>
    </style:style>
    <style:style style:name="ce9" style:family="table-cell" style:parent-style-name="Default" style:data-style-name="N0">
      <style:table-cell-properties fo:border="thin solid #F2F2F2" style:vertical-align="middle" fo:wrap-option="wrap" fo:background-color="#DAE9F8" style:repeat-content="false"/>
      <style:paragraph-properties fo:text-align="center"/>
      <style:text-properties style:font-name="Calibri" style:font-name-asian="Calibri" style:font-name-complex="Calibri" style:font-family-generic="swiss"/>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font-family-generic="swiss"/>
    </style:style>
    <style:style style:name="ce12"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style:font-name="Calibri" style:font-name-asian="Calibri" style:font-name-complex="Calibri" fo:font-weight="bold" style:font-weight-asian="bold" style:font-weight-complex="bold" style:font-family-generic="swiss"/>
    </style:style>
    <style:style style:name="ce13" style:family="table-cell" style:parent-style-name="Default" style:data-style-name="N1">
      <style:table-cell-properties fo:border-top="thin solid #F2F2F2" fo:border-bottom="thin solid #F2F2F2" fo:border-left="thin solid #A6A6A6" fo:border-right="thin solid #A6A6A6" style:vertical-align="middle" fo:wrap-option="wrap" fo:background-color="transparent" style:repeat-content="false"/>
      <style:paragraph-properties fo:text-align="center"/>
      <style:text-properties fo:color="#FF0000" style:font-name="Calibri" style:font-name-asian="Calibri" style:font-name-complex="Calibri" fo:font-weight="bold" style:font-weight-asian="bold" style:font-weight-complex="bold" style:font-family-generic="swiss"/>
    </style:style>
    <style:style style:name="ce14" style:family="table-cell" style:parent-style-name="Default" style:data-style-name="N0">
      <style:table-cell-properties fo:border-top="thin solid #F2F2F2" fo:border-bottom="thin solid #F2F2F2" fo:border-left="none" fo:border-right="none" style:vertical-align="middle" fo:wrap-option="wrap" fo:background-color="transparent"/>
      <style:text-properties style:font-name="Calibri" style:font-name-asian="Calibri" style:font-name-complex="Calibri" style:font-family-generic="swiss"/>
    </style:style>
    <style:style style:name="ce15" style:family="table-cell" style:parent-style-name="Default" style:data-style-name="N0">
      <style:table-cell-properties fo:border-top="thin solid #F2F2F2" fo:border-bottom="thin solid #F2F2F2" fo:border-left="thin solid #A6A6A6" fo:border-right="thin solid #A6A6A6" style:vertical-align="middle" fo:wrap-option="wrap" fo:background-color="transparent"/>
      <style:text-properties style:font-name="Calibri" style:font-name-asian="Calibri" style:font-name-complex="Calibri" style:font-family-generic="swiss"/>
    </style:style>
    <style:style style:name="ce16" style:family="table-cell" style:parent-style-name="Default" style:data-style-name="N0">
      <style:table-cell-properties fo:border-top="thin solid #F2F2F2" fo:border-bottom="thin solid #F2F2F2" fo:border-left="none" fo:border-right="thin solid #A6A6A6" style:vertical-align="middle" fo:wrap-option="wrap" fo:background-color="transparent" style:repeat-content="false"/>
      <style:paragraph-properties fo:text-align="center"/>
      <style:text-properties style:font-name="Calibri" style:font-name-asian="Calibri" style:font-name-complex="Calibri" style:font-family-generic="swiss"/>
    </style:style>
    <style:style style:name="ce17" style:family="table-cell" style:parent-style-name="Default" style:data-style-name="N0">
      <style:table-cell-properties fo:border-top="thin solid #F2F2F2" fo:border-bottom="thin solid #F2F2F2" fo:border-left="none" fo:border-right="thin solid #F2F2F2" style:vertical-align="middle" fo:wrap-option="wrap" fo:background-color="transparent"/>
      <style:text-properties style:font-name="Calibri" style:font-name-asian="Calibri" style:font-name-complex="Calibri" style:font-family-generic="swiss"/>
    </style:style>
    <style:style style:name="ce18" style:family="table-cell" style:parent-style-name="Default" style:data-style-name="N0">
      <style:table-cell-properties fo:border="thin solid #F2F2F2" style:vertical-align="middle" fo:wrap-option="wrap" fo:background-color="transparent"/>
      <style:text-properties style:font-name="Calibri" style:font-name-asian="Calibri" style:font-name-complex="Calibri" style:font-family-generic="swiss"/>
    </style:style>
    <style:style style:name="ce19"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style:font-name="Calibri" style:font-name-asian="Calibri" style:font-name-complex="Calibri" style:font-family-generic="swiss"/>
    </style:style>
    <style:style style:name="ce20" style:family="table-cell" style:parent-style-name="Default" style:data-style-name="N1">
      <style:table-cell-properties fo:border-top="thin solid #F2F2F2" fo:border-bottom="thin solid #F2F2F2" fo:border-left="thin solid #A6A6A6" fo:border-right="thin solid #A6A6A6" style:vertical-align="middle" fo:wrap-option="wrap" fo:background-color="transparent" style:repeat-content="false"/>
      <style:paragraph-properties fo:text-align="center"/>
      <style:text-properties style:font-name="Calibri" style:font-name-asian="Calibri" style:font-name-complex="Calibri" fo:font-weight="bold" style:font-weight-asian="bold" style:font-weight-complex="bold" style:font-family-generic="swiss"/>
    </style:style>
    <style:style style:name="ce21" style:family="table-cell" style:parent-style-name="Default" style:data-style-name="N0">
      <style:table-cell-properties fo:border-top="thin solid #F2F2F2" fo:border-bottom="thin solid #F2F2F2" fo:border-left="none" fo:border-right="none" style:vertical-align="middle" fo:wrap-option="wrap" fo:background-color="transparent"/>
      <style:text-properties style:font-name="Calibri" style:font-name-asian="Calibri" style:font-name-complex="Calibri" fo:font-weight="bold" style:font-weight-asian="bold" style:font-weight-complex="bold" style:font-family-generic="swiss"/>
    </style:style>
    <style:style style:name="ce22" style:family="table-cell" style:parent-style-name="Default" style:data-style-name="N0">
      <style:table-cell-properties style:vertical-align="middle" fo:wrap-option="wrap" fo:background-color="transparent"/>
      <style:text-properties fo:color="#242424"/>
    </style:style>
    <style:style style:name="ce23" style:family="table-cell" style:parent-style-name="Default" style:data-style-name="N0">
      <style:table-cell-properties fo:border-top="thin solid #F2F2F2" fo:border-bottom="thin solid #F2F2F2" fo:border-left="none" fo:border-right="thin solid #F2F2F2" style:vertical-align="middle" fo:wrap-option="wrap" fo:background-color="transparent"/>
    </style:style>
    <style:style style:name="ce24" style:family="table-cell" style:parent-style-name="Default" style:data-style-name="N0">
      <style:table-cell-properties fo:border="thin solid #F2F2F2" style:vertical-align="middle" fo:wrap-option="wrap" fo:background-color="transparent"/>
    </style:style>
    <style:style style:name="ce25" style:family="table-cell" style:parent-style-name="Default" style:data-style-name="N0">
      <style:table-cell-properties fo:border-top="thin solid #F2F2F2" fo:border-bottom="thin solid #F2F2F2" fo:border-left="thin solid #A6A6A6" fo:border-right="thin solid #A6A6A6" style:vertical-align="middle" fo:wrap-option="wrap" fo:background-color="transparent"/>
      <style:text-properties style:font-name="Calibri" style:font-name-asian="Calibri" style:font-name-complex="Calibri" fo:font-weight="bold" style:font-weight-asian="bold" style:font-weight-complex="bold" style:font-family-generic="swiss"/>
    </style:style>
    <style:style style:name="ce26" style:family="table-cell" style:parent-style-name="Default" style:data-style-name="N0">
      <style:table-cell-properties fo:border-top="thin solid #F2F2F2" fo:border-bottom="thin solid #F2F2F2" fo:border-left="none" fo:border-right="thin solid #F2F2F2" style:vertical-align="middle" fo:wrap-option="wrap" fo:background-color="transparent"/>
      <style:text-properties style:font-name="Calibri" style:font-name-asian="Calibri" style:font-name-complex="Calibri" fo:font-weight="bold" style:font-weight-asian="bold" style:font-weight-complex="bold" style:font-family-generic="swiss"/>
    </style:style>
    <style:style style:name="ce27" style:family="table-cell" style:parent-style-name="Default" style:data-style-name="N0">
      <style:table-cell-properties fo:border="thin solid #F2F2F2" style:vertical-align="middle" fo:wrap-option="wrap" fo:background-color="transparent"/>
      <style:text-properties style:font-name="Calibri" style:font-name-asian="Calibri" style:font-name-complex="Calibri" fo:font-weight="bold" style:font-weight-asian="bold" style:font-weight-complex="bold" style:font-family-generic="swiss"/>
    </style:style>
    <style:style style:name="ce28"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style:font-name="Liberation Serif" style:font-name-asian="Liberation Serif" style:font-name-complex="Liberation Serif"/>
    </style:style>
    <style:style style:name="ce29" style:family="table-cell" style:parent-style-name="Default" style:data-style-name="N0">
      <style:table-cell-properties fo:border-top="thin solid #F2F2F2" fo:border-bottom="thin solid #F2F2F2" fo:border-left="thin solid #A6A6A6" fo:border-right="thin solid #A6A6A6" style:vertical-align="middle" fo:wrap-option="wrap" fo:background-color="transparent"/>
      <style:text-properties style:font-name="Liberation Serif" style:font-name-asian="Liberation Serif" style:font-name-complex="Liberation Serif" fo:font-size="10pt" style:font-size-asian="10pt" style:font-size-complex="10pt"/>
    </style:style>
    <style:style style:name="ce30" style:family="table-cell" style:parent-style-name="Default" style:data-style-name="N0">
      <style:table-cell-properties fo:border-top="thin solid #F2F2F2" fo:border-bottom="thin solid #F2F2F2" fo:border-left="none" fo:border-right="none" style:vertical-align="middle" fo:wrap-option="wrap" fo:background-color="transparent"/>
      <style:text-properties style:font-name="Liberation Serif" style:font-name-asian="Liberation Serif" style:font-name-complex="Liberation Serif" fo:font-size="10pt" style:font-size-asian="10pt" style:font-size-complex="10pt"/>
    </style:style>
    <style:style style:name="ce31"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style:font-name="Lato" style:font-name-asian="Lato" style:font-name-complex="Lato"/>
    </style:style>
    <style:style style:name="ce32"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style:font-name="Liberation Serif" style:font-name-asian="Liberation Serif" style:font-name-complex="Liberation Serif" fo:font-size="10pt" style:font-size-asian="10pt" style:font-size-complex="10pt"/>
    </style:style>
    <style:style style:name="ce33" style:family="table-cell" style:parent-style-name="Default" style:data-style-name="N0">
      <style:table-cell-properties style:vertical-align="middle" fo:wrap-option="wrap" fo:background-color="transparent"/>
    </style:style>
    <style:style style:name="ce34" style:family="table-cell" style:parent-style-name="Default" style:data-style-name="N1">
      <style:table-cell-properties style:vertical-align="middle" fo:wrap-option="wrap" fo:background-color="transparent"/>
      <style:text-properties fo:font-weight="bold" style:font-weight-asian="bold" style:font-weight-complex="bold"/>
    </style:style>
    <style:style style:name="ce35" style:family="table-cell" style:parent-style-name="Default" style:data-style-name="N0">
      <style:table-cell-properties fo:border-top="none" fo:border-bottom="thin solid #A6A6A6" fo:border-left="none" fo:border-right="none" style:vertical-align="middle" fo:wrap-option="wrap" fo:background-color="#DAE9F8"/>
    </style:style>
    <style:style style:name="T1"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242424"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Liberation Serif" style:font-name-asian="Liberation Serif" style:font-name-complex="Liberation Seri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4041666666667cm"/>
    </style:style>
    <style:style style:name="co2" style:family="table-column">
      <style:table-column-properties fo:break-before="auto" style:column-width="7.19666666666667cm"/>
    </style:style>
    <style:style style:name="co3" style:family="table-column">
      <style:table-column-properties fo:break-before="auto" style:column-width="1.905cm"/>
    </style:style>
    <style:style style:name="co4" style:family="table-column">
      <style:table-column-properties fo:break-before="auto" style:column-width="6.588125cm"/>
    </style:style>
    <style:style style:name="co5" style:family="table-column">
      <style:table-column-properties fo:break-before="auto" style:column-width="6.45583333333333cm"/>
    </style:style>
    <style:style style:name="co6" style:family="table-column">
      <style:table-column-properties fo:break-before="auto" style:column-width="2.69875cm"/>
    </style:style>
    <style:style style:name="co7" style:family="table-column">
      <style:table-column-properties fo:break-before="auto" style:column-width="3.14854166666667cm"/>
    </style:style>
    <style:style style:name="co8" style:family="table-column">
      <style:table-column-properties fo:break-before="auto" style:column-width="1.53458333333333cm"/>
    </style:style>
    <style:style style:name="co9" style:family="table-column">
      <style:table-column-properties fo:break-before="auto" style:column-width="1.95791666666667cm"/>
    </style:style>
    <style:style style:name="co10" style:family="table-column">
      <style:table-column-properties fo:break-before="auto" style:column-width="3.51895833333333cm"/>
    </style:style>
    <style:style style:name="co11" style:family="table-column">
      <style:table-column-properties fo:break-before="auto" style:column-width="3.36020833333333cm"/>
    </style:style>
    <style:style style:name="co12" style:family="table-column">
      <style:table-column-properties fo:break-before="auto" style:column-width="4.41854166666667cm"/>
    </style:style>
    <style:style style:name="co13" style:family="table-column">
      <style:table-column-properties fo:break-before="auto" style:column-width="2.75166666666667cm"/>
    </style:style>
    <style:style style:name="co14" style:family="table-column">
      <style:table-column-properties fo:break-before="auto" style:column-width="3.78354166666667cm"/>
    </style:style>
    <style:style style:name="co15" style:family="table-column">
      <style:table-column-properties fo:break-before="auto" style:column-width="4.07458333333333cm"/>
    </style:style>
    <style:style style:name="co16" style:family="table-column">
      <style:table-column-properties fo:break-before="auto" style:column-width="6.32354166666667cm"/>
    </style:style>
    <style:style style:name="co17" style:family="table-column">
      <style:table-column-properties fo:break-before="auto" style:column-width="5.42395833333333cm"/>
    </style:style>
    <style:style style:name="co18" style:family="table-column">
      <style:table-column-properties fo:break-before="auto" style:column-width="6.270625cm"/>
    </style:style>
    <style:style style:name="co19" style:family="table-column">
      <style:table-column-properties fo:break-before="auto" style:column-width="3.70416666666667cm"/>
    </style:style>
    <style:style style:name="ro1" style:family="table-row">
      <style:table-row-properties style:row-height="15pt" style:use-optimal-row-height="false" fo:break-before="auto"/>
    </style:style>
    <style:style style:name="ro2" style:family="table-row">
      <style:table-row-properties style:row-height="10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52.1pt" style:use-optimal-row-height="false" fo:break-before="auto"/>
    </style:style>
    <style:style style:name="ro6" style:family="table-row">
      <style:table-row-properties style:row-height="91.5pt" style:use-optimal-row-height="false" fo:break-before="auto"/>
    </style:style>
    <style:style style:name="ro7" style:family="table-row">
      <style:table-row-properties style:row-height="76.5pt" style:use-optimal-row-height="false" fo:break-before="auto"/>
    </style:style>
    <style:style style:name="ro8" style:family="table-row">
      <style:table-row-properties style:row-height="60.75pt" style:use-optimal-row-height="false" fo:break-before="auto"/>
    </style:style>
    <style:style style:name="ro9" style:family="table-row">
      <style:table-row-properties style:row-height="121.5pt" style:use-optimal-row-height="false" fo:break-before="auto"/>
    </style:style>
    <style:style style:name="ro10" style:family="table-row">
      <style:table-row-properties style:row-height="137.1pt" style:use-optimal-row-height="false" fo:break-before="auto"/>
    </style:style>
    <style:style style:name="ro11" style:family="table-row">
      <style:table-row-properties style:row-height="366pt" style:use-optimal-row-height="false" fo:break-before="auto"/>
    </style:style>
    <style:style style:name="ro12" style:family="table-row">
      <style:table-row-properties style:row-height="183pt" style:use-optimal-row-height="false" fo:break-before="auto"/>
    </style:style>
    <style:style style:name="ro13" style:family="table-row">
      <style:table-row-properties style:row-height="75pt" style:use-optimal-row-height="true" fo:break-before="auto"/>
    </style:style>
    <style:style style:name="ro14" style:family="table-row">
      <style:table-row-properties style:row-height="106.5pt" style:use-optimal-row-height="false" fo:break-before="auto"/>
    </style:style>
    <style:style style:name="ro15" style:family="table-row">
      <style:table-row-properties style:row-height="72.75pt" style:use-optimal-row-height="true" fo:break-before="auto"/>
    </style:style>
    <style:style style:name="ro16" style:family="table-row">
      <style:table-row-properties style:row-height="93.2pt" style:use-optimal-row-height="false" fo:break-before="auto"/>
    </style:style>
    <style:style style:name="ro17" style:family="table-row">
      <style:table-row-properties style:row-height="167.1pt" style:use-optimal-row-height="false" fo:break-before="auto"/>
    </style:style>
    <style:style style:name="ro18" style:family="table-row">
      <style:table-row-properties style:row-height="45.75pt" style:use-optimal-row-height="false" fo:break-before="auto"/>
    </style:style>
    <style:style style:name="ro19" style:family="table-row">
      <style:table-row-properties style:row-height="60pt" style:use-optimal-row-height="true" fo:break-before="auto"/>
    </style:style>
    <style:style style:name="ro20" style:family="table-row">
      <style:table-row-properties style:row-height="165pt" style:use-optimal-row-height="true" fo:break-before="auto"/>
    </style:style>
    <style:style style:name="ro21" style:family="table-row">
      <style:table-row-properties style:row-height="315.75pt" style:use-optimal-row-height="true" fo:break-before="auto"/>
    </style:style>
    <style:style style:name="ro22" style:family="table-row">
      <style:table-row-properties style:row-height="120pt" style:use-optimal-row-height="true" fo:break-before="auto"/>
    </style:style>
    <style:style style:name="ro23" style:family="table-row">
      <style:table-row-properties style:row-height="191.25pt" style:use-optimal-row-height="true" fo:break-before="auto"/>
    </style:style>
    <style:style style:name="ro24" style:family="table-row">
      <style:table-row-properties style:row-height="99.75pt" style:use-optimal-row-height="true" fo:break-before="auto"/>
    </style:style>
    <style:style style:name="ro25" style:family="table-row">
      <style:table-row-properties style:row-height="90pt" style:use-optimal-row-height="true" fo:break-before="auto"/>
    </style:style>
    <style:style style:name="ro26" style:family="table-row">
      <style:table-row-properties style:row-height="30pt" style:use-optimal-row-height="true" fo:break-before="auto"/>
    </style:style>
    <style:style style:name="ro27" style:family="table-row">
      <style:table-row-properties style:row-height="93.75pt" style:use-optimal-row-height="false" fo:break-before="auto"/>
    </style:style>
    <style:style style:name="ro28" style:family="table-row">
      <style:table-row-properties style:row-height="25.5pt" style:use-optimal-row-height="true" fo:break-before="auto"/>
    </style:style>
    <style:style style:name="ro29" style:family="table-row">
      <style:table-row-properties style:row-height="103.5pt" style:use-optimal-row-height="true" fo:break-before="auto"/>
    </style:style>
    <style:style style:name="ro30" style:family="table-row">
      <style:table-row-properties style:row-height="76.5pt" style:use-optimal-row-height="true" fo:break-before="auto"/>
    </style:style>
    <style:style style:name="ro31" style:family="table-row">
      <style:table-row-properties style:row-height="51pt" style:use-optimal-row-height="true" fo:break-before="auto"/>
    </style:style>
    <style:style style:name="ro32" style:family="table-row">
      <style:table-row-properties style:row-height="38.25pt" style:use-optimal-row-height="true" fo:break-before="auto"/>
    </style:style>
    <style:style style:name="ro33" style:family="table-row">
      <style:table-row-properties style:row-height="14.25pt" style:use-optimal-row-height="true" fo:break-before="auto"/>
    </style:style>
    <style:style style:name="ro34" style:family="table-row">
      <style:table-row-properties style:row-height="15pt" style:use-optimal-row-height="true" fo:break-before="auto"/>
    </style:style>
    <style:style style:name="ro35" style:family="table-row">
      <style:table-row-properties style:row-height="13.9pt" style:use-optimal-row-height="true" fo:break-before="auto"/>
    </style:style>
    <style:style style:name="ro36" style:family="table-row">
      <style:table-row-properties style:row-height="29.25pt" style:use-optimal-row-height="false" fo:break-before="auto"/>
    </style:style>
    <style:style style:name="ro37" style:family="table-row">
      <style:table-row-properties style:row-height="130.5pt" style:use-optimal-row-height="false" fo:break-before="auto"/>
    </style:style>
    <style:style style:name="ro38" style:family="table-row">
      <style:table-row-properties style:row-height="115.5pt" style:use-optimal-row-height="false" fo:break-before="auto"/>
    </style:style>
    <style:style style:name="ro39" style:family="table-row">
      <style:table-row-properties style:row-height="174pt" style:use-optimal-row-height="false" fo:break-before="auto"/>
    </style:style>
    <style:style style:name="ro40" style:family="table-row">
      <style:table-row-properties style:row-height="188.1pt" style:use-optimal-row-height="false" fo:break-before="auto"/>
    </style:style>
    <style:style style:name="ro4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iempo"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5" table:default-cell-style-name="ce33"/>
        <table:table-column table:style-name="co6" table:default-cell-style-name="ce33"/>
        <table:table-column table:style-name="co7" table:default-cell-style-name="ce33"/>
        <table:table-column table:style-name="co8" table:number-columns-repeated="16376" table:default-cell-style-name="ce10"/>
        <table:table-column table:style-name="co9" table:default-cell-style-name="ce10"/>
        <table:table-row table:style-name="ro1">
          <table:table-cell office:value-type="string" table:style-name="ce2">
            <text:p><text:span text:style-name="T3">Orden</text:span></text:p>
          </table:table-cell>
          <table:table-cell office:value-type="string" table:style-name="ce3">
            <text:p><text:span text:style-name="T5">Evento</text:span></text:p>
          </table:table-cell>
          <table:table-cell office:value-type="string" table:style-name="ce4">
            <text:p>Fecha</text:p>
          </table:table-cell>
          <table:table-cell office:value-type="string" table:style-name="ce5">
            <text:p><text:span text:style-name="T5">Observación</text:span></text:p>
          </table:table-cell>
          <table:table-cell office:value-type="string" table:style-name="ce6">
            <text:p><text:span text:style-name="T5">Contexto</text:span></text:p>
          </table:table-cell>
          <table:table-cell office:value-type="string" table:style-name="ce7">
            <text:p><text:span text:style-name="T5">Grupo</text:span></text:p>
          </table:table-cell>
          <table:table-cell office:value-type="string" table:style-name="ce8">
            <text:p><text:span text:style-name="T5">Dudas</text:span></text:p>
          </table:table-cell>
          <table:table-cell table:number-columns-repeated="7" table:style-name="ce9"/>
          <table:table-cell table:number-columns-repeated="16370"/>
        </table:table-row>
        <table:table-row table:style-name="ro2">
          <table:table-cell office:value-type="float" office:value="1" table:style-name="ce11">
            <text:p>1</text:p>
          </table:table-cell>
          <table:table-cell office:value-type="string" table:style-name="ce12">
            <text:p><text:span text:style-name="T7">Heródoto</text:span><text:span text:style-name="T5">:  </text:span><text:span text:style-name="T5"/></text:p>
            <text:p>Monarquía: gobierno de uno solo.</text:p>
            <text:p>Aristocracia: gobierno de algunos.</text:p>
            <text:p>Democracia: gobierno de todos.</text:p>
          </table:table-cell>
          <table:table-cell table:style-name="ce13"/>
          <table:table-cell table:style-name="ce14"/>
          <table:table-cell office:value-type="string" table:style-name="ce15">
            <text:p>Lo que Aristóteles llamó «democracia» no era sino una aristocracia más extendida, en todos los estados griegos, por aristocráticos o democráticos que fuesen, había</text:p>
            <text:p>siempre una o poquísimas personas que tenían influencia preponderante</text:p>
          </table:table-cell>
          <table:table-cell office:value-type="string" table:style-name="ce16">
            <text:p><text:span text:style-name="T5">Estado</text:span></text:p>
          </table:table-cell>
          <table:table-cell table:style-name="ce17"/>
          <table:table-cell table:number-columns-repeated="7" table:style-name="ce18"/>
          <table:table-cell table:number-columns-repeated="16370"/>
        </table:table-row>
        <table:table-row table:style-name="ro2">
          <table:table-cell office:value-type="float" office:value="2" table:style-name="ce11">
            <text:p>2</text:p>
          </table:table-cell>
          <table:table-cell office:value-type="string" table:style-name="ce19">
            <text:p><text:span text:style-name="T8">Maquivelo<text:s/></text:span>publica Discursos sobre la primera década de Tito Livio.</text:p>
          </table:table-cell>
          <table:table-cell office:value-type="float" office:value="1520" table:style-name="ce20">
            <text:p>1520</text:p>
          </table:table-cell>
          <table:table-cell table:style-name="ce14"/>
          <table:table-cell table:style-name="ce15"/>
          <table:table-cell office:value-type="string" table:style-name="ce16">
            <text:p>Republicanismo</text:p>
          </table:table-cell>
          <table:table-cell table:style-name="ce17"/>
          <table:table-cell table:number-columns-repeated="7" table:style-name="ce18"/>
          <table:table-cell table:number-columns-repeated="16370"/>
        </table:table-row>
        <table:table-row table:style-name="ro3">
          <table:table-cell office:value-type="float" office:value="3" table:style-name="ce11">
            <text:p>3</text:p>
          </table:table-cell>
          <table:table-cell office:value-type="string" table:style-name="ce12">
            <text:p><text:span text:style-name="T7">Thomas Hobbes</text:span><text:span text:style-name="T5">:  </text:span><text:span text:style-name="T5"/></text:p>
            <text:p>El monopolio del poder político garantiza la supervivencia de la comunidad, ya que cualquier división del poder pone en debilidad al Estado. No acepta la existencia de partidos. El hombre es el lobo del hombre.  </text:p>
          </table:table-cell>
          <table:table-cell office:value-type="string" table:style-name="ce20">
            <text:p>1651 </text:p>
          </table:table-cell>
          <table:table-cell office:value-type="string" table:style-name="ce21">
            <text:p><text:span text:style-name="T7">Thomas Hobbes</text:span><text:span text:style-name="T5"> pública el Leviatán </text:span></text:p>
          </table:table-cell>
          <table:table-cell office:value-type="string" table:style-name="ce15">
            <text:p><text:span text:style-name="T5">1632 Galileo pública que la tierra gira alrededor del sol.  </text:span></text:p>
          </table:table-cell>
          <table:table-cell office:value-type="string" table:style-name="ce16">
            <text:p><text:span text:style-name="T5">Estado</text:span></text:p>
          </table:table-cell>
          <table:table-cell table:style-name="ce17"/>
          <table:table-cell table:number-columns-repeated="7" table:style-name="ce18"/>
          <table:table-cell table:number-columns-repeated="16370"/>
        </table:table-row>
        <table:table-row table:style-name="ro4">
          <table:table-cell office:value-type="float" office:value="4" table:style-name="ce11">
            <text:p>4</text:p>
          </table:table-cell>
          <table:table-cell office:value-type="string" table:style-name="ce19">
            <text:p><text:span text:style-name="T5">De Corpore (</text:span><text:span text:style-name="T7">Thomas Hobbes</text:span><text:span text:style-name="T5">):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office:value-type="string" table:style-name="ce20">
            <text:p>1655 </text:p>
          </table:table-cell>
          <table:table-cell office:value-type="string" table:style-name="ce14">
            <text:p><text:span text:style-name="T5"> </text:span></text:p>
          </table:table-cell>
          <table:table-cell office:value-type="string" table:style-name="ce15">
            <text:p><text:span text:style-name="T5"> </text:span></text:p>
          </table:table-cell>
          <table:table-cell office:value-type="string" table:style-name="ce16">
            <text:p><text:span text:style-name="T5">Razón</text:span></text:p>
          </table:table-cell>
          <table:table-cell table:style-name="ce17"/>
          <table:table-cell table:number-columns-repeated="7" table:style-name="ce18"/>
          <table:table-cell table:number-columns-repeated="16370"/>
        </table:table-row>
        <table:table-row table:style-name="ro1">
          <table:table-cell office:value-type="float" office:value="5" table:style-name="ce11">
            <text:p>5</text:p>
          </table:table-cell>
          <table:table-cell office:value-type="string" table:style-name="ce19">
            <text:p><text:span text:style-name="T5"> </text:span></text:p>
          </table:table-cell>
          <table:table-cell office:value-type="string" table:style-name="ce20">
            <text:p>1689 </text:p>
          </table:table-cell>
          <table:table-cell office:value-type="string" table:style-name="ce22">
            <text:p><text:span text:style-name="T9">(1684-1685) Leyes de Newton.  </text:span></text:p>
          </table:table-cell>
          <table:table-cell office:value-type="string" table:style-name="ce15">
            <text:p><text:span text:style-name="T5">Revolución de Inglaterra </text:span></text:p>
          </table:table-cell>
          <table:table-cell table:style-name="ce16"/>
          <table:table-cell table:style-name="ce17"/>
          <table:table-cell table:number-columns-repeated="7" table:style-name="ce18"/>
          <table:table-cell table:number-columns-repeated="16370"/>
        </table:table-row>
        <table:table-row table:style-name="ro5">
          <table:table-cell office:value-type="float" office:value="6" table:style-name="ce11">
            <text:p>6</text:p>
          </table:table-cell>
          <table:table-cell office:value-type="string" table:style-name="ce19">
            <text:p><text:span text:style-name="T7">John Locke<text:s/></text:span><text:span text:style-name="T5">pública los tratados sobre :</text:span><text:span text:style-name="T5"/></text:p>
            <text:p>Refutación del gobierno por derecho divino </text:p>
            <text:p>Oposición al Leviatán de Thomas Hobbes (ensayo sobre el entendimiento humano)</text:p>
            <text:p>- Defendía el tratado social en el que se concedía la soberanía al estado. Se le considera el padre del liberalismo moderno. Sus ideas se consideran base de la constitución de EUA y de Francia.</text:p>
          </table:table-cell>
          <table:table-cell office:value-type="float" office:value="1690" table:style-name="ce20">
            <text:p>1690</text:p>
          </table:table-cell>
          <table:table-cell office:value-type="string" table:style-name="ce14">
            <text:p>John Locke: Derecho a la vida, a la libertad y a la propiedad; son inalienables. En el estado el poder supremo es el legislativo; el poder ejecutivo y judicial están unidos. Aboga por una educación apta para formar un “gentleman” capaz de ser útil a sí mismo y a su patria</text:p>
          </table:table-cell>
          <table:table-cell table:style-name="ce15"/>
          <table:table-cell table:style-name="ce16"/>
          <table:table-cell office:value-type="string" table:style-name="ce23">
            <text:p><text:span text:style-name="T5">Autopropiedad del cuerpo? locke?</text:span></text:p>
          </table:table-cell>
          <table:table-cell table:number-columns-repeated="7" table:style-name="ce24"/>
          <table:table-cell table:number-columns-repeated="16370"/>
        </table:table-row>
        <table:table-row table:style-name="ro6">
          <table:table-cell office:value-type="float" office:value="7" table:style-name="ce11">
            <text:p>7</text:p>
          </table:table-cell>
          <table:table-cell office:value-type="string" table:style-name="ce19">
            <text:p><text:span text:style-name="T5">El espíritu de las leyes (</text:span><text:span text:style-name="T7">Montesquieu</text:span><text:span text:style-name="T5">): "Dividir el poder para preservar la libertad". "la libertad política no es dar permiso para hacer lo que queramos, ni incluso para hacer lo que permite la ley, sino sólo "el poder de hacer lo que deberíamos querer". </text:span></text:p>
          </table:table-cell>
          <table:table-cell office:value-type="string" table:style-name="ce20">
            <text:p>1748 </text:p>
          </table:table-cell>
          <table:table-cell office:value-type="string" table:style-name="ce14">
            <text:p><text:span text:style-name="T5">"Todo hombre que tiene poder siente la inclinación de abusar de él" </text:span><text:span text:style-name="T7">Montesquieu</text:span><text:span text:style-name="T5"> </text:span><text:span text:style-name="T5"/></text:p>
            <text:p/>
            <text:p>El estado se divide en Ejecutivo, Legislativo y Judicial. Cámara de los Lores (nobles) y Cámara de los comunes (pobres).</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table-row>
        <table:table-row table:style-name="ro1">
          <table:table-cell office:value-type="float" office:value="8" table:style-name="ce11">
            <text:p>8</text:p>
          </table:table-cell>
          <table:table-cell office:value-type="string" table:style-name="ce19">
            <text:p><text:span text:style-name="T5"> </text:span></text:p>
          </table:table-cell>
          <table:table-cell office:value-type="string" table:style-name="ce20">
            <text:p>1775 </text:p>
          </table:table-cell>
          <table:table-cell office:value-type="string" table:style-name="ce14">
            <text:p><text:span text:style-name="T5">Declaración de independencia EUA </text:span></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table-row>
        <table:table-row table:style-name="ro7">
          <table:table-cell office:value-type="float" office:value="9" table:style-name="ce11">
            <text:p>9</text:p>
          </table:table-cell>
          <table:table-cell office:value-type="string" table:style-name="ce19">
            <text:p><text:span text:style-name="T7">John Adams:  </text:span><text:span text:style-name="T7"/></text:p>
            <text:p>Presidente de EUA que usó la frase "Tiranía de las mayorías" en la democracia aludiendo a la preocupación por el autoritarismo mayoritario.</text:p>
          </table:table-cell>
          <table:table-cell office:value-type="string" table:style-name="ce20">
            <text:p>1788 </text:p>
          </table:table-cell>
          <table:table-cell office:value-type="string" table:style-name="ce14">
            <text:p><text:span text:style-name="T5">Un riesgo inherente a los sistemas democráticos es la posibilidad de abuso de los derechos de minorías étnicas, religiosas o políticas por parte de las mayorías. </text:span></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table-row>
        <table:table-row table:style-name="ro8">
          <table:table-cell office:value-type="float" office:value="10" table:style-name="ce11">
            <text:p>10</text:p>
          </table:table-cell>
          <table:table-cell office:value-type="string" table:style-name="ce19">
            <text:p><text:span text:style-name="T7">Declaración de los derechos del hombre y del ciudadano</text:span><text:span text:style-name="T5"><text:s/>(Francia) </text:span></text:p>
          </table:table-cell>
          <table:table-cell office:value-type="string" table:style-name="ce20">
            <text:p>1789 </text:p>
          </table:table-cell>
          <table:table-cell office:value-type="string" table:style-name="ce14">
            <text:p><text:span text:style-name="T5">Un Ciudadano es un miembro pleno de una comunidad que tiene los mismos derechos que los demás y las mismas oportunidades de influir en el destino de la comunidad. </text:span></text:p>
          </table:table-cell>
          <table:table-cell table:style-name="ce15"/>
          <table:table-cell table:style-name="ce16"/>
          <table:table-cell table:style-name="ce17"/>
          <table:table-cell table:number-columns-repeated="7" table:style-name="ce18"/>
          <table:table-cell table:number-columns-repeated="16370"/>
        </table:table-row>
        <table:table-row table:style-name="ro9">
          <table:table-cell office:value-type="float" office:value="11" table:style-name="ce11">
            <text:p>11</text:p>
          </table:table-cell>
          <table:table-cell office:value-type="string" table:style-name="ce19">
            <text:p><text:span text:style-name="T7">Hegel</text:span><text:span text:style-name="T5"> (Elements of the Philosophy of Right): </text:span></text:p>
          </table:table-cell>
          <table:table-cell office:value-type="string" table:style-name="ce20">
            <text:p>1821 </text:p>
          </table:table-cell>
          <table:table-cell office:value-type="string" table:style-name="ce14">
            <text:p><text:span text:style-name="T5"> </text:span></text:p>
          </table:table-cell>
          <table:table-cell office:value-type="string" table:style-name="ce15">
            <text:p><text:span text:style-name="T5">- México, Perú y  Chile culminan su independencia en  1821.</text:span><text:span text:style-name="T5"/></text:p>
            <text:p>- México, Honduras, Guatemala, Nicaragua, Costa Rica y el Salvador celebran su independencia el 15 de septiembre</text:p>
          </table:table-cell>
          <table:table-cell table:style-name="ce16"/>
          <table:table-cell table:style-name="ce17"/>
          <table:table-cell table:number-columns-repeated="7" table:style-name="ce18"/>
          <table:table-cell table:number-columns-repeated="16370"/>
        </table:table-row>
        <table:table-row table:style-name="ro10">
          <table:table-cell office:value-type="float" office:value="12" table:style-name="ce11">
            <text:p>12</text:p>
          </table:table-cell>
          <table:table-cell office:value-type="string" table:style-name="ce19">
            <text:p><text:span text:style-name="T7">Tocqueville</text:span><text:span text:style-name="T5"> (Francés) no vio a la democracia como un sistema de libertad, sino de poder.  </text:span><text:span text:style-name="T5"/></text:p>
            <text:p>"Resulta evidente que si cada ciudadano, a medida que se va haciendo individualmente más débil y, por consiguiente, más incapaz de preservar por sí solo su libertad no aprende el arte de unirse a sus semejantes para defenderla, la tiranía crecerá necesariamente con la igualdad.</text:p>
          </table:table-cell>
          <table:table-cell office:value-type="string" table:style-name="ce20">
            <text:p>1835 </text:p>
          </table:table-cell>
          <table:table-cell office:value-type="string" table:style-name="ce21">
            <text:p><text:span text:style-name="T7">Tocqueville</text:span><text:span text:style-name="T5"> publica la democracia en América, primera parte.  </text:span><text:span text:style-name="T5"/></text:p>
            <text:p/>
            <text:p>Los ciudadanos salen por un momento de la dependencia para elegir a su amo, y vuelven luego a ella.</text:p>
          </table:table-cell>
          <table:table-cell office:value-type="string" table:style-name="ce15">
            <text:p><text:span text:style-name="T5">Texas declara su independencia de México. </text:span></text:p>
          </table:table-cell>
          <table:table-cell table:style-name="ce16"/>
          <table:table-cell table:style-name="ce17"/>
          <table:table-cell table:number-columns-repeated="7" table:style-name="ce18"/>
          <table:table-cell table:number-columns-repeated="16370"/>
        </table:table-row>
        <table:table-row table:style-name="ro11">
          <table:table-cell office:value-type="float" office:value="13" table:style-name="ce11">
            <text:p>13</text:p>
          </table:table-cell>
          <table:table-cell office:value-type="string" table:style-name="ce19">
            <text:p><text:span text:style-name="T7">Marx:</text:span><text:span text:style-name="T7"/></text:p>
            <text:p>1. Expropiación de la propiedad inmueble y aplicación de la renta del suelo a los gastos públicos.</text:p>
            <text:p>2. Fuerte impuesto progresivo</text:p>
            <text:p>3. Abolición del derecho de herencia</text:p>
            <text:p>4. Confiscación de la fortuna de los emigrados y rebeldes.</text:p>
            <text:p>5. Centralización del crédito en el estado por medio de un banco nacional con capital estatal y un monopolio exclusivo</text:p>
            <text:p>6. Nacionalización de los transportes.</text:p>
            <text:p>7. Multiplicación de las fábricas nacionales y de los medios de roturación de terrenos con arreglo a un plan general</text:p>
            <text:p>8. Proletarización del deber general de trabajar, creación de<text:s/><text:span text:style-name="T2">ejércitos</text:span><text:s/>industriales, particularmente en el campo.</text:p>
            <text:p>9. Articulación de las explotaciones<text:s/><text:span text:style-name="T2">agrícolas</text:span><text:s/>e industriales, tendencia a borrar las diferencias entre el campo y la ciudad.</text:p>
            <text:p>10. Educación política y gratuita de todos los niños, prohibiciones del trabajo infantil. Combinar el estudio con el trabajo.</text:p>
          </table:table-cell>
          <table:table-cell office:value-type="string" table:style-name="ce20">
            <text:p>1843 </text:p>
          </table:table-cell>
          <table:table-cell office:value-type="string" table:style-name="ce14">
            <text:p><text:span text:style-name="T5">Marx pública "Introducción a la crítica de la filosofía del derecho de Hegel".</text:span><text:span text:style-name="T5"/></text:p>
            <text:p/>
            <text:p>1848: Marx publica el Manifiesto Comunista, junto con Engels.  </text:p>
            <text:p/>
            <text:p>Plantea la necesidad de pasar de la crítica de la religión a la crítica de las formas profanas de alineación, y del estado en primer lugar.</text:p>
            <text:p/>
            <text:p/>
          </table:table-cell>
          <table:table-cell office:value-type="string" table:style-name="ce15">
            <text:p><text:span text:style-name="T5">1845: Nace Georg Cantor</text:span><text:span text:style-name="T5"/></text:p>
            <text:p>1849: Henry David Thoreau publica "Desobediencia civil) en el que defiende la desobediencia civil como forma de protesta contra las leyes injustas.</text:p>
          </table:table-cell>
          <table:table-cell table:style-name="ce16"/>
          <table:table-cell table:style-name="ce17"/>
          <table:table-cell table:number-columns-repeated="7" table:style-name="ce18"/>
          <table:table-cell table:number-columns-repeated="16370"/>
        </table:table-row>
        <table:table-row table:style-name="ro12">
          <table:table-cell office:value-type="float" office:value="14" table:style-name="ce11">
            <text:p>14</text:p>
          </table:table-cell>
          <table:table-cell office:value-type="string" table:style-name="ce19">
            <text:p><text:span text:style-name="T7">John Stuart Mill</text:span><text:span text:style-name="T5">: </text:span><text:span text:style-name="T5"/></text:p>
            <text:p>Pública "Utilitarismo": las acciones son buenas (socialmente útiles o valiosas) si contribuyen al logro de la felicidad general y malas si no la consiguen (Benthan); Mill añadió: "algunos tipos de placer son más deseables y valiosos que otros".</text:p>
            <text:p>Los mayores riesgos para la libertad vienen de los propios particulares, cuando ejercen eso que Mill no dudaba en calificar como "tiranía de la opinión y sentimiento prevalecientes" en una sociedad.</text:p>
          </table:table-cell>
          <table:table-cell office:value-type="string" table:style-name="ce20">
            <text:p>1861 </text:p>
          </table:table-cell>
          <table:table-cell office:value-type="string" table:style-name="ce21">
            <text:p><text:span text:style-name="T7">John Stuart Mil</text:span><text:span text:style-name="T5">l:  </text:span><text:span text:style-name="T5"/></text:p>
            <text:p>Consideraciones sobre el gobierno representativo (1861). Expresa la conveniencia de otorgar un voto de calidad a favor de los individuos que tuvieran superioridad mental.</text:p>
          </table:table-cell>
          <table:table-cell office:value-type="string" table:style-name="ce15">
            <text:p>1856: Nacé Sigmund Freud dentro de una familia judía en lo que ahora es la República Checa</text:p>
            <text:p>1858: Nacé Gaetano Mosca en Palermo, Italia. Senador Vitalicio tanto en la Monarquía como en el Fascismo.</text:p>
            <text:p>1862: Nace David Hilbert</text:p>
          </table:table-cell>
          <table:table-cell office:value-type="string" table:style-name="ce16">
            <text:p><text:span text:style-name="T5">utilitarismo</text:span></text:p>
          </table:table-cell>
          <table:table-cell table:style-name="ce17"/>
          <table:table-cell table:number-columns-repeated="7" table:style-name="ce18"/>
          <table:table-cell table:number-columns-repeated="16370"/>
        </table:table-row>
        <table:table-row table:style-name="ro6">
          <table:table-cell office:value-type="float" office:value="15" table:style-name="ce11">
            <text:p>15</text:p>
          </table:table-cell>
          <table:table-cell office:value-type="string" table:style-name="ce19">
            <text:p><text:span text:style-name="T5">1889: Nace Hayek en Vienna </text:span><text:span text:style-name="T5"/></text:p>
            <text:p>1898 Nace Herbert Marcus (<text:span text:style-name="T2">judío</text:span><text:s/><text:span text:style-name="T2">alemán</text:span>)</text:p>
          </table:table-cell>
          <table:table-cell office:value-type="float" office:value="1867" table:style-name="ce20">
            <text:p>1867</text:p>
          </table:table-cell>
          <table:table-cell office:value-type="string" table:style-name="ce14">
            <text:p><text:span text:style-name="T5">Marx pública 3 volúmenes de su obra "El capital" </text:span></text:p>
          </table:table-cell>
          <table:table-cell office:value-type="string" table:style-name="ce15">
            <text:p><text:span text:style-name="T5">1874 - 1884: Cantor establece el origen de la teoría de Conjuntos. La hipótesis del continuo es<text:s/></text:span><text:span text:style-name="T5">concluida</text:span><text:span text:style-name="T5"><text:s/>en los problemas del siglo de Hilbert.</text:span></text:p>
          </table:table-cell>
          <table:table-cell office:value-type="string" table:style-name="ce16">
            <text:p><text:span text:style-name="T5">Marx</text:span></text:p>
          </table:table-cell>
          <table:table-cell table:style-name="ce17"/>
          <table:table-cell table:number-columns-repeated="7" table:style-name="ce18"/>
          <table:table-cell table:number-columns-repeated="16370"/>
        </table:table-row>
        <table:table-row table:style-name="ro3">
          <table:table-cell office:value-type="float" office:value="16" table:style-name="ce11">
            <text:p>16</text:p>
          </table:table-cell>
          <table:table-cell office:value-type="string" table:style-name="ce14">
            <text:p>John Dewey: Una de las primeras figuras del pragmatismo, junto con William James (1842-1910) y Charles Sanders Peirce (1839-1914).</text:p>
            <text:p>Los tres formaron parte del Metaphysical Club, que inicio en 1872, aunque Dewey, a partir del renacimiento del club en 1879</text:p>
          </table:table-cell>
          <table:table-cell office:value-type="float" office:value="1872" table:style-name="ce20">
            <text:p>1872</text:p>
          </table:table-cell>
          <table:table-cell table:style-name="ce14"/>
          <table:table-cell table:style-name="ce15"/>
          <table:table-cell office:value-type="string" table:style-name="ce16">
            <text:p>Pragmatismo</text:p>
          </table:table-cell>
          <table:table-cell table:style-name="ce17"/>
          <table:table-cell table:number-columns-repeated="7" table:style-name="ce18"/>
          <table:table-cell table:number-columns-repeated="16370" table:style-name="ce1"/>
        </table:table-row>
        <table:table-row table:style-name="ro13">
          <table:table-cell office:value-type="float" office:value="17" table:style-name="ce11">
            <text:p>17</text:p>
          </table:table-cell>
          <table:table-cell office:value-type="string" table:style-name="ce14">
            <text:p>1896:<text:s/><text:span text:style-name="T6">Gaetano Mosca</text:span><text:s/>publica "Elementi di Scienza Politica". La sociedad muestra, en todas sus épocas de desarrollo histórico a dos grupos sociales, la clase gobernante y la gobernada.<text:s/></text:p>
          </table:table-cell>
          <table:table-cell office:value-type="float" office:value="1896" table:style-name="ce20">
            <text:p>1896</text:p>
          </table:table-cell>
          <table:table-cell table:style-name="ce14"/>
          <table:table-cell table:style-name="ce15"/>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18" table:style-name="ce11">
            <text:p>18</text:p>
          </table:table-cell>
          <table:table-cell office:value-type="string" table:style-name="ce19">
            <text:p><text:span text:style-name="T5">1901: Nace Oakeshott (inglés) </text:span><text:span text:style-name="T5"/></text:p>
            <text:p>1902: Nace Karl Popper (<text:span text:style-name="T2">judío</text:span><text:s/>- Vienna)</text:p>
            <text:p>1906: Nace Hanna Arendt (<text:span text:style-name="T2">judío</text:span><text:s/>alemana)</text:p>
            <text:p>1909: Nace Isaiah Berlín en Rusia (<text:span text:style-name="T2">judío</text:span><text:s/>- Letonia)</text:p>
            <text:p>1911: Nace Macpherson en<text:s/><text:span text:style-name="T2">Canadá</text:span></text:p>
          </table:table-cell>
          <table:table-cell office:value-type="string" table:style-name="ce20">
            <text:p>1900 </text:p>
          </table:table-cell>
          <table:table-cell office:value-type="string" table:style-name="ce14">
            <text:p><text:span text:style-name="T5">David Hilbert:</text:span><text:span text:style-name="T5"/></text:p>
            <text:p>Presenta los problemas del siglo XX en el Congreso Internacional de Matemáticas de<text:s/><text:span text:style-name="T2">París.</text:span></text:p>
          </table:table-cell>
          <table:table-cell office:value-type="string" table:style-name="ce15">
            <text:p><text:span text:style-name="T5">1914-1918 Primera guerra mundial </text:span><text:span text:style-name="T5"/></text:p>
            <text:p>1917-1923 Revolución Rusa de Feb. Y Oct.</text:p>
          </table:table-cell>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19" table:style-name="ce11">
            <text:p>19</text:p>
          </table:table-cell>
          <table:table-cell table:style-name="ce19"/>
          <table:table-cell office:value-type="float" office:value="1922" table:style-name="ce20">
            <text:p>1922</text:p>
          </table:table-cell>
          <table:table-cell table:style-name="ce14"/>
          <table:table-cell office:value-type="string" table:style-name="ce15">
            <text:p>1922: llega al poder el Partido Fascista dirigido por Benito Mussolini bajo el reinado de Víctor Manuel III (1900-1946).</text:p>
            <text:p>1922 El fascismo se vuelve dictadura</text:p>
            <text:p>1922 Se crea la URSS</text:p>
          </table:table-cell>
          <table:table-cell table:style-name="ce16"/>
          <table:table-cell table:style-name="ce17"/>
          <table:table-cell table:number-columns-repeated="7" table:style-name="ce18"/>
          <table:table-cell table:number-columns-repeated="16370" table:style-name="ce1"/>
        </table:table-row>
        <table:table-row table:style-name="ro15">
          <table:table-cell office:value-type="float" office:value="20" table:style-name="ce11">
            <text:p>20</text:p>
          </table:table-cell>
          <table:table-cell office:value-type="string" table:style-name="ce19">
            <text:p><text:span text:style-name="T5">Nace Jürgen Habermas en 1929 en Düsseldorf, Alemania</text:span><text:span text:style-name="T5"/></text:p>
            <text:p/>
            <text:p><text:span text:style-name="T5">1930:<text:s/></text:span><text:span text:style-name="T7">Sigmund Freud</text:span><text:span text:style-name="T5"><text:s/>publica “Civilization and its Discontents”</text:span></text:p>
          </table:table-cell>
          <table:table-cell office:value-type="string" table:style-name="ce20">
            <text:p>1929 </text:p>
          </table:table-cell>
          <table:table-cell office:value-type="string" table:style-name="ce14">
            <text:p><text:span text:style-name="T5">Crisis del 29.  </text:span></text:p>
          </table:table-cell>
          <table:table-cell office:value-type="string" table:style-name="ce15">
            <text:p><text:span text:style-name="T5">1926: Antonio Gramsci es encarcelado.</text:span><text:span text:style-name="T5"/></text:p>
            <text:p><text:span text:style-name="T5">1926: Nace Michael Foucault en Francia.</text:span></text:p>
          </table:table-cell>
          <table:table-cell office:value-type="string" table:style-name="ce16">
            <text:p>Freud</text:p>
          </table:table-cell>
          <table:table-cell table:style-name="ce17"/>
          <table:table-cell table:number-columns-repeated="7" table:style-name="ce18"/>
          <table:table-cell table:number-columns-repeated="16370" table:style-name="ce1"/>
        </table:table-row>
        <table:table-row table:style-name="ro10">
          <table:table-cell office:value-type="float" office:value="21" table:style-name="ce11">
            <text:p>21</text:p>
          </table:table-cell>
          <table:table-cell office:value-type="string" table:style-name="ce19">
            <text:p><text:span text:style-name="T7">Gödel</text:span><text:span text:style-name="T7"/></text:p>
            <text:p>Demuestra dos teoremas de incompletitud</text:p>
          </table:table-cell>
          <table:table-cell office:value-type="float" office:value="1931" table:style-name="ce20">
            <text:p>1931</text:p>
          </table:table-cell>
          <table:table-cell office:value-type="string" table:style-name="ce14">
            <text:p><text:span text:style-name="T5">Primer teorema de incompletitud —</text:span><text:span text:style-name="T5"/></text:p>
            <text:p>Dado un sistema T creado a partir de un conjunto de axiomas decidible donde toda relación recursiva es expresable en T y que sea consistente, entonces T tiene un indecidible y por lo tanto es incompleta.</text:p>
            <text:p>Segundo teorema, si R es un enunciado que garantiza la consistencia de T, entonces R no esta en T.</text:p>
          </table:table-cell>
          <table:table-cell office:value-type="string" table:style-name="ce15">
            <text:p>1931: Nace Richard Mckay Rorty</text:p>
            <text:p>1933: Nace en la India, Amartya Sen</text:p>
          </table:table-cell>
          <table:table-cell office:value-type="string" table:style-name="ce16">
            <text:p><text:span text:style-name="T5">Incompletitud</text:span></text:p>
          </table:table-cell>
          <table:table-cell table:style-name="ce17"/>
          <table:table-cell table:number-columns-repeated="7" table:style-name="ce18"/>
          <table:table-cell table:number-columns-repeated="16370" table:style-name="ce1"/>
        </table:table-row>
        <table:table-row table:style-name="ro10">
          <table:table-cell office:value-type="float" office:value="22" table:style-name="ce11">
            <text:p>22</text:p>
          </table:table-cell>
          <table:table-cell office:value-type="string" table:style-name="ce14">
            <text:p><text:span text:style-name="T8">John Dewey<text:s/></text:span>(de 1859 a 1952): Lead the Dewey Commission (officially the "Commission of Inquiry into the Charges Made against Leon Trotsky in the Moscow Trials") was initiated in March 1937 by the American Committee for the Defense of Leon Trotsky.</text:p>
          </table:table-cell>
          <table:table-cell office:value-type="float" office:value="1937" table:style-name="ce20">
            <text:p>1937</text:p>
          </table:table-cell>
          <table:table-cell table:style-name="ce10"/>
          <table:table-cell office:value-type="string" table:style-name="ce15">
            <text:p>1938-1945: Checoslovaquia es ocupada por los Nazis.</text:p>
          </table:table-cell>
          <table:table-cell office:value-type="string" table:style-name="ce16">
            <text:p>Pragmatismo</text:p>
          </table:table-cell>
          <table:table-cell table:style-name="ce17"/>
          <table:table-cell table:number-columns-repeated="7" table:style-name="ce18"/>
          <table:table-cell table:number-columns-repeated="16370" table:style-name="ce1"/>
        </table:table-row>
        <table:table-row table:style-name="ro16">
          <table:table-cell office:value-type="float" office:value="23" table:style-name="ce11">
            <text:p>23</text:p>
          </table:table-cell>
          <table:table-cell office:value-type="string" table:style-name="ce19">
            <text:p><text:span text:style-name="T5">1938: Hayek huye del nazismo a </text:span><text:span text:style-name="T5">Inglaterra</text:span><text:span text:style-name="T5"> </text:span><text:span text:style-name="T5"/></text:p>
            <text:p>1938: Nace Robert Nozick en el seno de una familia con descendencia<text:s/><text:span text:style-name="T2">judía.</text:span></text:p>
          </table:table-cell>
          <table:table-cell office:value-type="string" table:style-name="ce20">
            <text:p>1942 </text:p>
          </table:table-cell>
          <table:table-cell office:value-type="string" table:style-name="ce14">
            <text:p><text:span text:style-name="T7">Asimov<text:s/></text:span><text:span text:style-name="T5">escribe por primera vez sobre psicohistoria </text:span></text:p>
          </table:table-cell>
          <table:table-cell office:value-type="string" table:style-name="ce15">
            <text:p>Norberto Bobbio (Profesor de Bovero) fue arrestado entre 1942 y 1943 por ser parte de un grupo antifacista.</text:p>
          </table:table-cell>
          <table:table-cell office:value-type="string" table:style-name="ce16">
            <text:p><text:span text:style-name="T5">Asimov</text:span></text:p>
          </table:table-cell>
          <table:table-cell table:style-name="ce17"/>
          <table:table-cell table:number-columns-repeated="7" table:style-name="ce18"/>
          <table:table-cell table:number-columns-repeated="16370" table:style-name="ce1"/>
        </table:table-row>
        <table:table-row table:style-name="ro17">
          <table:table-cell office:value-type="float" office:value="24" table:style-name="ce11">
            <text:p>24</text:p>
          </table:table-cell>
          <table:table-cell office:value-type="string" table:style-name="ce19">
            <text:p><text:span text:style-name="T7">Friedrich Hayek</text:span><text:span text:style-name="T5">: </text:span><text:span text:style-name="T5"/></text:p>
            <text:p>Ser humano: Es un propietario, un agente de intercambio. </text:p>
            <text:p>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p>
          </table:table-cell>
          <table:table-cell office:value-type="string" table:style-name="ce20">
            <text:p>1944 </text:p>
          </table:table-cell>
          <table:table-cell office:value-type="string" table:style-name="ce14">
            <text:p><text:span text:style-name="T5">Se publica<text:s/></text:span><text:span text:style-name="T7">Camino de servidumbre de Hayek</text:span><text:span text:style-name="T5"><text:s/>(bestseller) </text:span><text:span text:style-name="T5"/></text:p>
            <text:p>Igualdad es igualdad ante la ley, y el premio es por los logros, nunca por los méritos o esfuerzos. La igualdad sustantiva destruye el estado de derecho.</text:p>
          </table:table-cell>
          <table:table-cell office:value-type="string" table:style-name="ce15">
            <text:p><text:span text:style-name="T5">1943: Hambruna bengalí en India.</text:span><text:span text:style-name="T5"/></text:p>
            <text:p><text:span text:style-name="T5">En 1945 se termina la 2da guerra mundial. </text:span><text:span text:style-name="T5"/></text:p>
            <text:p>1947: India obtiene su independencia de los Británicos.</text:p>
          </table:table-cell>
          <table:table-cell table:style-name="ce16"/>
          <table:table-cell table:style-name="ce17"/>
          <table:table-cell table:number-columns-repeated="7" table:style-name="ce18"/>
          <table:table-cell table:number-columns-repeated="16370" table:style-name="ce1"/>
        </table:table-row>
        <table:table-row table:style-name="ro18">
          <table:table-cell office:value-type="float" office:value="25" table:style-name="ce11">
            <text:p>25</text:p>
          </table:table-cell>
          <table:table-cell office:value-type="string" table:style-name="ce19">
            <text:p><text:span text:style-name="T7">Karl Popper</text:span><text:span text:style-name="T5"> </text:span><text:span text:style-name="T5"/></text:p>
            <text:p>Es miembro de la Sociedad Mont Pelerin (fundada por Hayek en 1947).</text:p>
          </table:table-cell>
          <table:table-cell office:value-type="string" table:style-name="ce20">
            <text:p>1945 </text:p>
          </table:table-cell>
          <table:table-cell office:value-type="string" table:style-name="ce14">
            <text:p><text:span text:style-name="T5">Karl Popper publica "</text:span><text:span text:style-name="T7">La sociedad abierta y sus enemigos</text:span><text:span text:style-name="T5">" </text:span></text:p>
          </table:table-cell>
          <table:table-cell table:style-name="ce15"/>
          <table:table-cell office:value-type="string" table:style-name="ce16">
            <text:p><text:span text:style-name="T5">Popper</text:span></text:p>
          </table:table-cell>
          <table:table-cell table:style-name="ce17"/>
          <table:table-cell table:number-columns-repeated="7" table:style-name="ce18"/>
          <table:table-cell table:number-columns-repeated="16370" table:style-name="ce1"/>
        </table:table-row>
        <table:table-row table:style-name="ro19">
          <table:table-cell office:value-type="float" office:value="26" table:style-name="ce11">
            <text:p>26</text:p>
          </table:table-cell>
          <table:table-cell table:style-name="ce19"/>
          <table:table-cell office:value-type="float" office:value="1948" table:style-name="ce20">
            <text:p>1948</text:p>
          </table:table-cell>
          <table:table-cell table:style-name="ce14"/>
          <table:table-cell office:value-type="string" table:style-name="ce15">
            <text:p>1948: Checoslovaquia se convierte en un estado socialista, tras el Golpe de Praga.</text:p>
            <text:p>1949: Orwell publica su novela “1984”.</text:p>
          </table:table-cell>
          <table:table-cell table:style-name="ce16"/>
          <table:table-cell table:style-name="ce17"/>
          <table:table-cell table:number-columns-repeated="7" table:style-name="ce18"/>
          <table:table-cell table:number-columns-repeated="16370" table:style-name="ce1"/>
        </table:table-row>
        <table:table-row table:style-name="ro13">
          <table:table-cell office:value-type="float" office:value="27" table:style-name="ce11">
            <text:p>27</text:p>
          </table:table-cell>
          <table:table-cell table:style-name="ce19"/>
          <table:table-cell office:value-type="float" office:value="1955" table:style-name="ce20">
            <text:p>1955</text:p>
          </table:table-cell>
          <table:table-cell table:style-name="ce14"/>
          <table:table-cell office:value-type="string" table:style-name="ce15">
            <text:p>1955: Inicia la Guerra de Vietnam</text:p>
            <text:p>1955: Las mujeres votan por primera vez en México en una elección Federal, de acuerdo a la ley publicada en el DOF en 1953.</text:p>
          </table:table-cell>
          <table:table-cell table:style-name="ce16"/>
          <table:table-cell table:style-name="ce17"/>
          <table:table-cell table:number-columns-repeated="7" table:style-name="ce18"/>
          <table:table-cell table:number-columns-repeated="16370" table:style-name="ce1"/>
        </table:table-row>
        <table:table-row table:style-name="ro20">
          <table:table-cell office:value-type="float" office:value="28" table:style-name="ce11">
            <text:p>28</text:p>
          </table:table-cell>
          <table:table-cell office:value-type="string" table:style-name="ce19">
            <text:p><text:span text:style-name="T7">Isaiah </text:span><text:span text:style-name="T7">Berlín</text:span><text:span text:style-name="T7"> </text:span><text:span text:style-name="T7"/></text:p>
            <text:p>&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text:p>
            <text:p>Isaiah Berlín publica "<text:span text:style-name="T6">Two Concepts of Liberty</text:span>"  Libertad positiva y libertad negativa.</text:p>
          </table:table-cell>
          <table:table-cell office:value-type="string" table:style-name="ce20">
            <text:p>1958 </text:p>
          </table:table-cell>
          <table:table-cell office:value-type="string" table:style-name="ce14">
            <text:p>1958:<text:s/><text:span text:style-name="T8">John Rawls</text:span><text:s/>pública “Justicia como equidad”.</text:p>
          </table:table-cell>
          <table:table-cell office:value-type="string" table:style-name="ce15">
            <text:p><text:span text:style-name="T5">1958: Hayek se une a la Universidad de Chicago.</text:span><text:span text:style-name="T5"/></text:p>
            <text:p><text:span text:style-name="T5">1959: Amartya Sen obtiene su doctorado en la Universidad británica de Cambridge</text:span><text:span text:style-name="T5"/></text:p>
            <text:p>1960: EUA empieza a enviar tropas a Vietnam.</text:p>
          </table:table-cell>
          <table:table-cell office:value-type="string" table:style-name="ce16">
            <text:p><text:span text:style-name="T5">Isaiah Berlin</text:span></text:p>
          </table:table-cell>
          <table:table-cell table:style-name="ce17"/>
          <table:table-cell table:number-columns-repeated="7" table:style-name="ce18"/>
          <table:table-cell table:number-columns-repeated="16370" table:style-name="ce1"/>
        </table:table-row>
        <table:table-row table:style-name="ro5">
          <table:table-cell office:value-type="float" office:value="29" table:style-name="ce11">
            <text:p>29</text:p>
          </table:table-cell>
          <table:table-cell office:value-type="string" table:style-name="ce19">
            <text:p><text:span text:style-name="T7">Hannah Arendt</text:span><text:span text:style-name="T5">:  </text:span></text:p>
          </table:table-cell>
          <table:table-cell office:value-type="string" table:style-name="ce20">
            <text:p>1961 </text:p>
          </table:table-cell>
          <table:table-cell office:value-type="string" table:style-name="ce14">
            <text:p><text:span text:style-name="T5">1951: Published "The Origins of Totalitarianism" </text:span><text:span text:style-name="T5"/></text:p>
            <text:p>1961: Published "Eichmann in Jerusalem"</text:p>
          </table:table-cell>
          <table:table-cell office:value-type="string" table:style-name="ce25">
            <text:p><text:span text:style-name="T7">1960: </text:span><text:span text:style-name="T5">Adolf Eichmann es capturado por el Mossad en Argentina, lo llevan drogado sin comunicarlo al gobierno Argentino. </text:span><text:span text:style-name="T5"/></text:p>
            <text:p>1961: Crisis de los misiles en Cuba y construcción del muro de Berlín. Yuri Gagarin es el primer humano que orbita la tierra.</text:p>
          </table:table-cell>
          <table:table-cell office:value-type="string" table:style-name="ce16">
            <text:p><text:span text:style-name="T5">Hanna Arendt</text:span></text:p>
          </table:table-cell>
          <table:table-cell table:style-name="ce26"/>
          <table:table-cell table:number-columns-repeated="7" table:style-name="ce27"/>
          <table:table-cell table:number-columns-repeated="16370" table:style-name="ce1"/>
        </table:table-row>
        <table:table-row table:style-name="ro21">
          <table:table-cell office:value-type="float" office:value="30" table:style-name="ce11">
            <text:p>30</text:p>
          </table:table-cell>
          <table:table-cell office:value-type="string" table:style-name="ce19">
            <text:p><text:span text:style-name="T7">Michael Oakeshott</text:span><text:span text:style-name="T5">:  </text:span><text:span text:style-name="T5"/></text:p>
            <text:p>La teoría nace de la práctica: No hay derecho ni norma moral que sea "inmune a las vicisitudes del tiempo y el lugar". Denuncia la tiranía que el presente ejerce sobre el pasado a través de las reinterpretaciones.</text:p>
            <text:p>La política se divide en Política de la<text:s/><text:span text:style-name="T2">Fe</text:span><text:s/>(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text:p>
          </table:table-cell>
          <table:table-cell office:value-type="string" table:style-name="ce20">
            <text:p>1962 </text:p>
          </table:table-cell>
          <table:table-cell office:value-type="string" table:style-name="ce14">
            <text:p><text:span text:style-name="T5">Published "Rationalism in Politics," a critique of modern political ideologies. </text:span><text:span text:style-name="T5"/></text:p>
            <text:p/>
            <text:p>La república es un elenco de tradiciones de comportamiento o "moral practices". No se le puede atribuir autoridad de cualquier tipo, sea de un gobernante, una mayoría de cives o una supuesta voluntad general.</text:p>
            <text:p/>
            <text:p><text:span text:style-name="T8">1962</text:span><text:span text:style-name="T2">:<text:s/></text:span><text:span text:style-name="T8">Habermas publica el libro "The structural transformation of the public sphere"</text:span><text:span text:style-name="T8"/></text:p>
            <text:p><text:span text:style-name="T2">Esfera privada: vida familiar, vecindad y la asociación voluntaria.</text:span><text:span text:style-name="T2"/></text:p>
            <text:p><text:span text:style-name="T2">La esfera pública fue subsumida en el marco del consumo, una empresa conducida por el mercado que en parte consiente y en parte manipula a una masa cultural tan acrítica como apolítica. [p160]</text:span><text:span text:style-name="T2"/></text:p>
            <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style-name="ce1"/>
        </table:table-row>
        <table:table-row table:style-name="ro13">
          <table:table-cell office:value-type="float" office:value="31" table:style-name="ce11">
            <text:p>31</text:p>
          </table:table-cell>
          <table:table-cell office:value-type="string" table:style-name="ce14">
            <text:p><text:span text:style-name="T6">Karel Kosík<text:s/></text:span>publica "<text:span text:style-name="T6">Dialectica de lo concreto</text:span>".</text:p>
          </table:table-cell>
          <table:table-cell office:value-type="float" office:value="1963" table:style-name="ce20">
            <text:p>1963</text:p>
          </table:table-cell>
          <table:table-cell table:style-name="ce33"/>
          <table:table-cell office:value-type="string" table:style-name="ce15">
            <text:p>1963: Robert Nozik es catedrático de Harvard, donde coincide con Rawls.</text:p>
            <text:p>1963: Martín Luther King pronuncia el Discurso "I have a dream". Marcha por los trabajadores en Washington.</text:p>
          </table:table-cell>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32" table:style-name="ce11">
            <text:p>32</text:p>
          </table:table-cell>
          <table:table-cell office:value-type="string" table:style-name="ce19">
            <text:p><text:span text:style-name="T7">Herbert Marcuse</text:span><text:span text:style-name="T5">: </text:span></text:p>
          </table:table-cell>
          <table:table-cell office:value-type="string" table:style-name="ce20">
            <text:p>1964 </text:p>
          </table:table-cell>
          <table:table-cell office:value-type="string" table:style-name="ce14">
            <text:p><text:span text:style-name="T5">Publica<text:s/></text:span><text:span text:style-name="T7">El hombre unidimensional </text:span></text:p>
          </table:table-cell>
          <table:table-cell office:value-type="string" table:style-name="ce15">
            <text:p>1964:<text:s/><text:span text:style-name="T2">Martín</text:span><text:s/>Luther King recibe el premio Nobel de la Paz</text:p>
          </table:table-cell>
          <table:table-cell table:style-name="ce16"/>
          <table:table-cell table:style-name="ce17"/>
          <table:table-cell table:number-columns-repeated="7" table:style-name="ce18"/>
          <table:table-cell table:number-columns-repeated="16370" table:style-name="ce1"/>
        </table:table-row>
        <table:table-row table:style-name="ro8">
          <table:table-cell office:value-type="float" office:value="33" table:style-name="ce11">
            <text:p>33</text:p>
          </table:table-cell>
          <table:table-cell office:value-type="string" table:style-name="ce19">
            <text:p><text:span text:style-name="T7">Michael Foucault</text:span><text:span text:style-name="T5">:</text:span><text:span text:style-name="T5"/></text:p>
            <text:p>Publica las palabras y las cosas.</text:p>
          </table:table-cell>
          <table:table-cell office:value-type="float" office:value="1966" table:style-name="ce20">
            <text:p>1966</text:p>
          </table:table-cell>
          <table:table-cell table:style-name="ce14"/>
          <table:table-cell office:value-type="string" table:style-name="ce15">
            <text:p><text:span text:style-name="T5">1965: Se aprueba la Voting Rights Act, que garantiza el derecho al voto para los afroamericanos.</text:span></text:p>
          </table:table-cell>
          <table:table-cell table:style-name="ce16"/>
          <table:table-cell table:style-name="ce17"/>
          <table:table-cell table:number-columns-repeated="7" table:style-name="ce18"/>
          <table:table-cell table:number-columns-repeated="16370" table:style-name="ce1"/>
        </table:table-row>
        <table:table-row table:style-name="ro22">
          <table:table-cell office:value-type="float" office:value="34" table:style-name="ce11">
            <text:p>34</text:p>
          </table:table-cell>
          <table:table-cell office:value-type="string" table:style-name="ce19">
            <text:p><text:span text:style-name="T7">Pablo IV</text:span><text:span text:style-name="T5">:  </text:span><text:span text:style-name="T5"/></text:p>
            <text:p>“[…] en los designios de Dios, cada hombre está llamado a promover su propio progreso, porque la vida de todo hombre es una vocación dada por Dios para una misión concreta” (PP, 15)".</text:p>
          </table:table-cell>
          <table:table-cell office:value-type="string" table:style-name="ce20">
            <text:p>1967 </text:p>
          </table:table-cell>
          <table:table-cell office:value-type="string" table:style-name="ce14">
            <text:p>El 28 de marzo del año 1967 el<text:span text:style-name="T8"><text:s/>Papa Pablo VI</text:span><text:s/>publicaba su encíclica Populorum progressio. El día de Pascua.  </text:p>
            <text:p/>
            <text:p><text:span text:style-name="T8">Rorty, Richard</text:span>. publica en 1967 Chicago: The Linguistic Turn: Recent Essays in Philosophical Method</text:p>
          </table:table-cell>
          <table:table-cell office:value-type="string" table:style-name="ce15">
            <text:p><text:span text:style-name="T5">Guerra de los seis días (Israel conquista el Sinaí y los Altos del Golan).</text:span></text:p>
          </table:table-cell>
          <table:table-cell office:value-type="string" table:style-name="ce16">
            <text:p>Pragmatismo, religión</text:p>
          </table:table-cell>
          <table:table-cell table:style-name="ce17"/>
          <table:table-cell table:number-columns-repeated="7" table:style-name="ce18"/>
          <table:table-cell table:number-columns-repeated="16370" table:style-name="ce1"/>
        </table:table-row>
        <table:table-row table:style-name="ro13">
          <table:table-cell office:value-type="float" office:value="35" table:style-name="ce11">
            <text:p>35</text:p>
          </table:table-cell>
          <table:table-cell office:value-type="string" table:style-name="ce19">
            <text:p><text:span text:style-name="T8">Habermas</text:span><text:s/>pública: “Conocimiento e interés”. Obre escrita contra el positivismo y la ciencia positivista.</text:p>
          </table:table-cell>
          <table:table-cell office:value-type="float" office:value="1968" table:style-name="ce20">
            <text:p>1968</text:p>
          </table:table-cell>
          <table:table-cell table:style-name="ce14"/>
          <table:table-cell office:value-type="string" table:style-name="ce15">
            <text:p>1968: Plaza de las tres culturas, Tlatelolco, México 68.</text:p>
            <text:p>1968: Primavera de Praga, intento de democratizar el socialistamo ("Socialismo con rostro humano").</text:p>
          </table:table-cell>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36" table:style-name="ce11">
            <text:p>36</text:p>
          </table:table-cell>
          <table:table-cell office:value-type="string" table:style-name="ce19">
            <text:p><text:span text:style-name="T7">Michael Foucault</text:span><text:span text:style-name="T5">:</text:span><text:span text:style-name="T5"/></text:p>
            <text:p>Publica "El orden y el discurso"</text:p>
          </table:table-cell>
          <table:table-cell office:value-type="float" office:value="1970" table:style-name="ce20">
            <text:p>1970</text:p>
          </table:table-cell>
          <table:table-cell table:style-name="ce14"/>
          <table:table-cell office:value-type="string" table:style-name="ce15">
            <text:p>1970: Se celebra la primera Women's Strike for Equality (Huelga de Mujeres por la Igualdad) en Estados Unidos</text:p>
          </table:table-cell>
          <table:table-cell table:style-name="ce16"/>
          <table:table-cell table:style-name="ce17"/>
          <table:table-cell table:number-columns-repeated="7" table:style-name="ce18"/>
          <table:table-cell table:number-columns-repeated="16370" table:style-name="ce1"/>
        </table:table-row>
        <table:table-row table:style-name="ro23">
          <table:table-cell office:value-type="float" office:value="37" table:style-name="ce11">
            <text:p>37</text:p>
          </table:table-cell>
          <table:table-cell office:value-type="string" table:style-name="ce19">
            <text:p><text:span text:style-name="T2">1971:<text:s/></text:span><text:span text:style-name="T8">John Rawls<text:s/></text:span><text:span text:style-name="T2">publica el libro “</text:span><text:span text:style-name="T8">Una teoría de la justicia</text:span><text:span text:style-name="T2">”.</text:span><text:span text:style-name="T2"/></text:p>
            <text:p><text:span text:style-name="T2">(Primer principio) Toda persona ha de tener igual derecho al sistema más extenso de libertades básicas iguales que sea compatible con un sistema semejante de libertades para todos.</text:span><text:span text:style-name="T2"/></text:p>
            <text:p><text:span text:style-name="T2">(Segundo principio) Las desigualdades sociales y económicas habrán de ser ordenadas tal que: estén dirigidas hacía el mayor beneficio del menos aventajado. Se vinculen a cargos y posiciones abiertos a todos bajo las condiciones de una equitativa igualdad de oportunidades.</text:span><text:span text:style-name="T2"/></text:p>
            <text:p/>
          </table:table-cell>
          <table:table-cell office:value-type="float" office:value="1971" table:style-name="ce20">
            <text:p>1971</text:p>
          </table:table-cell>
          <table:table-cell table:style-name="ce14"/>
          <table:table-cell office:value-type="string" table:style-name="ce15">
            <text:p>1972:<text:s/><text:span text:style-name="T8">Ken Arrow<text:s/></text:span>(nobel prize)</text:p>
            <text:p>Prize motivation: "for their pioneering contributions to general economic equilibrium theory and welfare theory"</text:p>
            <text:p>Field: general equilibrium theory, welfare theory.</text:p>
            <text:p>1972: Watergate en EUA: culmina con la renuncia de Nixon en el 74.</text:p>
          </table:table-cell>
          <table:table-cell table:style-name="ce16"/>
          <table:table-cell table:style-name="ce17"/>
          <table:table-cell table:number-columns-repeated="7" table:style-name="ce18"/>
          <table:table-cell table:number-columns-repeated="16370" table:style-name="ce1"/>
        </table:table-row>
        <table:table-row table:style-name="ro5">
          <table:table-cell office:value-type="float" office:value="38" table:style-name="ce11">
            <text:p>38</text:p>
          </table:table-cell>
          <table:table-cell office:value-type="string" table:style-name="ce19">
            <text:p><text:span text:style-name="T7">Robert Nozick:</text:span><text:span text:style-name="T7"/></text:p>
            <text:p>Publica "Anarquía, Estado y Utopía" en respuesta al libro de Rawls "A theroy of justice". En su libro defiende el libertarismo, propone el Estado Mínimo y establece la Teoría del título justo (entitlement theory).</text:p>
          </table:table-cell>
          <table:table-cell office:value-type="string" table:style-name="ce20">
            <text:p>1974 </text:p>
          </table:table-cell>
          <table:table-cell table:style-name="ce14"/>
          <table:table-cell office:value-type="string" table:style-name="ce15">
            <text:p><text:span text:style-name="T7">Hayek<text:s/></text:span><text:span text:style-name="T5">received the Nobel Prize in Economics for his work on money and economic fluctuations</text:span><text:span text:style-name="T5"/></text:p>
            <text:p>1973: EUA retira sus tropas de Vietnam.</text:p>
            <text:p>1973: Crisis del Petroleo en relación a la guerra del Yom Kipur, guerra del Ramadán o guerra de Octubre.</text:p>
            <text:p>1973: Golpe de estado a Salvador Allende, por Augusto Pinochet apoyado por EUA.</text:p>
          </table:table-cell>
          <table:table-cell table:style-name="ce16"/>
          <table:table-cell table:style-name="ce17"/>
          <table:table-cell table:number-columns-repeated="7" table:style-name="ce18"/>
          <table:table-cell table:number-columns-repeated="16370" table:style-name="ce1"/>
        </table:table-row>
        <table:table-row table:style-name="ro24">
          <table:table-cell office:value-type="float" office:value="39" table:style-name="ce11">
            <text:p>39</text:p>
          </table:table-cell>
          <table:table-cell office:value-type="string" table:style-name="ce19">
            <text:p><text:span text:style-name="T7">Año Internacional de la Mujer</text:span><text:span text:style-name="T5">: La Organización de las Naciones Unidas (ONU) declaró 1975 como el Año Internacional de la Mujer</text:span></text:p>
          </table:table-cell>
          <table:table-cell office:value-type="float" office:value="1975" table:style-name="ce20">
            <text:p>1975</text:p>
          </table:table-cell>
          <table:table-cell office:value-type="string" table:style-name="ce14">
            <text:p><text:span text:style-name="T5">En la primavera de 1975, el ejército norvietnamita lanzó una ofensiva final, superando rápidamente las defensas del Sur. El 30 de abril de 1975, Saigón, la capital de Vietnam del Sur, cayó y fue renombrada como Ho Chi Minh.</text:span></text:p>
          </table:table-cell>
          <table:table-cell office:value-type="string" table:style-name="ce15">
            <text:p><text:span text:style-name="T5">1976: Reunificación de Vietnam</text:span><text:span text:style-name="T5"/></text:p>
            <text:p/>
          </table:table-cell>
          <table:table-cell table:style-name="ce16"/>
          <table:table-cell table:style-name="ce17"/>
          <table:table-cell table:number-columns-repeated="7" table:style-name="ce18"/>
          <table:table-cell table:number-columns-repeated="16370" table:style-name="ce1"/>
        </table:table-row>
        <table:table-row table:style-name="ro25">
          <table:table-cell office:value-type="float" office:value="40" table:style-name="ce11">
            <text:p>40</text:p>
          </table:table-cell>
          <table:table-cell office:value-type="string" table:style-name="ce28">
            <text:p><text:span text:style-name="T2">1981:<text:s/></text:span><text:span text:style-name="T8">Jürgen Habermas</text:span><text:span text:style-name="T2"><text:s/>publica “</text:span><text:span text:style-name="T2">La Teoría de la Acción Comunicativa” en dos volúmenes en 1981</text:span></text:p>
          </table:table-cell>
          <table:table-cell office:value-type="float" office:value="1983" table:style-name="ce20">
            <text:p>1983</text:p>
          </table:table-cell>
          <table:table-cell office:value-type="string" table:style-name="ce14">
            <text:p>1982:<text:s/><text:span text:style-name="T8">Richard Rorty<text:s/></text:span>publica Consequences of Pragmatism (esseys 1972-1980)</text:p>
          </table:table-cell>
          <table:table-cell office:value-type="string" table:style-name="ce15">
            <text:p>1982: Apogeo de las manifestaciones en EUA a favor del desearme nuclear.</text:p>
            <text:p>1983: Fin de la dictadura militar en Argentina.</text:p>
            <text:p>1983: Primeros casos de VIH identificados en Francia.</text:p>
          </table:table-cell>
          <table:table-cell office:value-type="string" table:style-name="ce16">
            <text:p>Pragmatismo, Habermas</text:p>
          </table:table-cell>
          <table:table-cell table:style-name="ce17"/>
          <table:table-cell table:number-columns-repeated="7" table:style-name="ce18"/>
          <table:table-cell table:number-columns-repeated="16370" table:style-name="ce1"/>
        </table:table-row>
        <table:table-row table:style-name="ro26">
          <table:table-cell office:value-type="float" office:value="41" table:style-name="ce11">
            <text:p>41</text:p>
          </table:table-cell>
          <table:table-cell table:style-name="ce28"/>
          <table:table-cell office:value-type="float" office:value="1987" table:style-name="ce20">
            <text:p>1987</text:p>
          </table:table-cell>
          <table:table-cell office:value-type="string" table:style-name="ce14">
            <text:p>1987: John Rawls y Amartya Sen coincidieron en Harvard del 87 al 91.</text:p>
          </table:table-cell>
          <table:table-cell table:style-name="ce15"/>
          <table:table-cell table:style-name="ce16"/>
          <table:table-cell table:style-name="ce17"/>
          <table:table-cell table:number-columns-repeated="7" table:style-name="ce18"/>
          <table:table-cell table:number-columns-repeated="16370" table:style-name="ce1"/>
        </table:table-row>
        <table:table-row table:style-name="ro27">
          <table:table-cell office:value-type="float" office:value="42" table:style-name="ce11">
            <text:p>42</text:p>
          </table:table-cell>
          <table:table-cell office:value-type="string" table:style-name="ce19">
            <text:p><text:span text:style-name="T7">Robert Nozick:</text:span><text:span text:style-name="T7"/></text:p>
            <text:p>Publica "The examined life" y dentro de este libro el ensayo "The sigzag of politics" donde expone "La posición libertaria que una vez propuse me parece ahora seriamente incorrecta".</text:p>
          </table:table-cell>
          <table:table-cell office:value-type="float" office:value="1989" table:style-name="ce20">
            <text:p>1989</text:p>
          </table:table-cell>
          <table:table-cell office:value-type="string" table:style-name="ce14">
            <text:p><text:span text:style-name="T8">Charles Taylor<text:s/></text:span>publica “Sources of the self”. Hizo su tesis doctoral con Isaiah Berlin y es un referente de la corriente del Comunitarismo.</text:p>
          </table:table-cell>
          <table:table-cell office:value-type="string" table:style-name="ce15">
            <text:p>1989: Cae el muro de Berlín.</text:p>
            <text:p>1989: Revolución de Terciopelo, caída del régimen comunista en Checoslovaquia.</text:p>
          </table:table-cell>
          <table:table-cell table:style-name="ce16"/>
          <table:table-cell table:style-name="ce17"/>
          <table:table-cell table:number-columns-repeated="7" table:style-name="ce18"/>
          <table:table-cell table:number-columns-repeated="16370" table:style-name="ce1"/>
        </table:table-row>
        <table:table-row table:style-name="ro27">
          <table:table-cell office:value-type="float" office:value="43" table:style-name="ce11">
            <text:p>43</text:p>
          </table:table-cell>
          <table:table-cell office:value-type="string" table:style-name="ce19">
            <text:p>El pakistaní Mahbub ul-Haq, junto con<text:s/><text:span text:style-name="T8">Amartya Sen</text:span>, escriben para la PNUD el primer Informe de Desarrollo Humano; el cual incluía la primera presentación del IDH.</text:p>
          </table:table-cell>
          <table:table-cell office:value-type="float" office:value="1990" table:style-name="ce20">
            <text:p>1990</text:p>
          </table:table-cell>
          <table:table-cell table:style-name="ce14"/>
          <table:table-cell office:value-type="string" table:style-name="ce15">
            <text:p>1990: Termina la dictadura de Pinochet en Chile. En 1988 había ganado el “No” en el plebiscito.</text:p>
            <text:p>1990: Mandela se dirige al Comité Especial contra el Apartheid en la ONU.</text:p>
          </table:table-cell>
          <table:table-cell table:style-name="ce16"/>
          <table:table-cell table:style-name="ce17"/>
          <table:table-cell table:number-columns-repeated="7" table:style-name="ce18"/>
          <table:table-cell table:number-columns-repeated="16370" table:style-name="ce1"/>
        </table:table-row>
        <table:table-row table:style-name="ro28">
          <table:table-cell office:value-type="float" office:value="44" table:style-name="ce11">
            <text:p>44</text:p>
          </table:table-cell>
          <table:table-cell table:style-name="ce19"/>
          <table:table-cell office:value-type="float" office:value="1991" table:style-name="ce20">
            <text:p>1991</text:p>
          </table:table-cell>
          <table:table-cell table:style-name="ce14"/>
          <table:table-cell office:value-type="string" table:style-name="ce29">
            <text:p>1991: Amartya Sen se casa con Emma Rothschild</text:p>
          </table:table-cell>
          <table:table-cell table:style-name="ce16"/>
          <table:table-cell table:style-name="ce17"/>
          <table:table-cell table:number-columns-repeated="7" table:style-name="ce18"/>
          <table:table-cell table:number-columns-repeated="16370" table:style-name="ce1"/>
        </table:table-row>
        <table:table-row table:style-name="ro29">
          <table:table-cell office:value-type="float" office:value="45" table:style-name="ce11">
            <text:p>45</text:p>
          </table:table-cell>
          <table:table-cell table:style-name="ce19"/>
          <table:table-cell office:value-type="float" office:value="1994" table:style-name="ce20">
            <text:p>1994</text:p>
          </table:table-cell>
          <table:table-cell table:style-name="ce30"/>
          <table:table-cell office:value-type="string" table:style-name="ce31">
            <text:p>1994: John F. Nash Jr. (nobel prize)</text:p>
            <text:p><text:span text:style-name="T2">The Sveriges Riksbank Prize in Economic Sciences.<text:s/></text:span><text:span text:style-name="T2">“for their pioneering analysis of equilibria in the theory of non-cooperative games”</text:span><text:span text:style-name="T2"/></text:p>
            <text:p><text:span text:style-name="T2">1994: Nelson Mandela toma posesión como primer presidente elegido democráticamente en Sudáfrica.</text:span></text:p>
          </table:table-cell>
          <table:table-cell table:style-name="ce16"/>
          <table:table-cell table:style-name="ce17"/>
          <table:table-cell table:number-columns-repeated="7" table:style-name="ce18"/>
          <table:table-cell table:number-columns-repeated="16370" table:style-name="ce1"/>
        </table:table-row>
        <table:table-row table:style-name="ro30">
          <table:table-cell office:value-type="float" office:value="46" table:style-name="ce11">
            <text:p>46</text:p>
          </table:table-cell>
          <table:table-cell office:value-type="string" table:style-name="ce32">
            <text:p>1999: Amartya Sen con respecto a la hambruna de 1943 en la India «Ninguna hambruna ha tenido nunca lugar en la historia del mundo en una democracia funcional», libro «Desarrollo y libertad» de 1999.</text:p>
          </table:table-cell>
          <table:table-cell office:value-type="float" office:value="1998" table:style-name="ce20">
            <text:p>1998</text:p>
          </table:table-cell>
          <table:table-cell table:style-name="ce30"/>
          <table:table-cell office:value-type="string" table:style-name="ce31">
            <text:p>1998: Amartya Sen recibe el premio nobel de Economía</text:p>
          </table:table-cell>
          <table:table-cell table:style-name="ce16"/>
          <table:table-cell table:style-name="ce17"/>
          <table:table-cell table:number-columns-repeated="7" table:style-name="ce18"/>
          <table:table-cell table:number-columns-repeated="16370" table:style-name="ce1"/>
        </table:table-row>
        <table:table-row table:style-name="ro31">
          <table:table-cell office:value-type="float" office:value="47" table:style-name="ce11">
            <text:p>47</text:p>
          </table:table-cell>
          <table:table-cell office:value-type="string" table:style-name="ce32">
            <text:p>2006: El<text:s/><text:span text:style-name="T8">Consejo europeo</text:span><text:s/>publica el Marco de Referencia Europeo de las<text:s/><text:span text:style-name="T8">Competencias Clave para el Aprendizaje Permanente</text:span></text:p>
          </table:table-cell>
          <table:table-cell office:value-type="float" office:value="2006" table:style-name="ce20">
            <text:p>2006</text:p>
          </table:table-cell>
          <table:table-cell table:style-name="ce10"/>
          <table:table-cell office:value-type="string" table:style-name="ce30">
            <text:p>2007: Muere Richard Rorty</text:p>
            <text:p>2006-2009: José Manuel Zelaya Rosales, [a] Mel Zelaya, fue presidente de Honduras.</text:p>
          </table:table-cell>
          <table:table-cell table:style-name="ce16"/>
          <table:table-cell table:style-name="ce17"/>
          <table:table-cell table:number-columns-repeated="7" table:style-name="ce18"/>
          <table:table-cell table:number-columns-repeated="16370" table:style-name="ce1"/>
        </table:table-row>
        <table:table-row table:style-name="ro3">
          <table:table-cell office:value-type="float" office:value="48" table:style-name="ce11">
            <text:p>48</text:p>
          </table:table-cell>
          <table:table-cell table:style-name="ce19"/>
          <table:table-cell office:value-type="float" office:value="2009" table:style-name="ce20">
            <text:p>2009</text:p>
          </table:table-cell>
          <table:table-cell table:style-name="ce19"/>
          <table:table-cell office:value-type="string" table:style-name="ce15">
            <text:p>2009: Manuel Zelaya</text:p>
            <text:p>Llama a Plebiscito para consultar sobre una Asamblea Nacional Constituyente el 28/jun/2009. El día señalado se realiza un golpe de estado; el congreso sesiona y declara su destitución.</text:p>
          </table:table-cell>
          <table:table-cell table:style-name="ce16"/>
          <table:table-cell table:style-name="ce17"/>
          <table:table-cell table:number-columns-repeated="7" table:style-name="ce18"/>
          <table:table-cell table:number-columns-repeated="16370" table:style-name="ce1"/>
        </table:table-row>
        <table:table-row table:style-name="ro32">
          <table:table-cell office:value-type="float" office:value="49" table:style-name="ce11">
            <text:p>49</text:p>
          </table:table-cell>
          <table:table-cell table:style-name="ce32"/>
          <table:table-cell office:value-type="float" office:value="2014" table:style-name="ce20">
            <text:p>2014</text:p>
          </table:table-cell>
          <table:table-cell table:style-name="ce10"/>
          <table:table-cell office:value-type="string" table:style-name="ce30">
            <text:p>2014-2022: Juan Orlando Hernández Alvarado, (a) JOH, fue presidente de Honduras</text:p>
          </table:table-cell>
          <table:table-cell table:style-name="ce16"/>
          <table:table-cell table:style-name="ce17"/>
          <table:table-cell table:number-columns-repeated="7" table:style-name="ce18"/>
          <table:table-cell table:number-columns-repeated="16370" table:style-name="ce1"/>
        </table:table-row>
        <table:table-row table:style-name="ro32">
          <table:table-cell office:value-type="float" office:value="50" table:style-name="ce11">
            <text:p>50</text:p>
          </table:table-cell>
          <table:table-cell table:style-name="ce32"/>
          <table:table-cell office:value-type="float" office:value="2018" table:style-name="ce20">
            <text:p>2018</text:p>
          </table:table-cell>
          <table:table-cell table:style-name="ce10"/>
          <table:table-cell office:value-type="string" table:style-name="ce30">
            <text:p>2018-2024: periodo presidencial de Andrés Manuel López Obrador, AMLO, México</text:p>
          </table:table-cell>
          <table:table-cell table:style-name="ce16"/>
          <table:table-cell table:style-name="ce17"/>
          <table:table-cell table:number-columns-repeated="7" table:style-name="ce18"/>
          <table:table-cell table:number-columns-repeated="16370" table:style-name="ce1"/>
        </table:table-row>
        <table:table-row table:style-name="ro28">
          <table:table-cell office:value-type="float" office:value="51" table:style-name="ce11">
            <text:p>51</text:p>
          </table:table-cell>
          <table:table-cell table:style-name="ce32"/>
          <table:table-cell office:value-type="float" office:value="2022" table:style-name="ce20">
            <text:p>2022</text:p>
          </table:table-cell>
          <table:table-cell table:style-name="ce10"/>
          <table:table-cell office:value-type="string" table:style-name="ce30">
            <text:p>2022-2026: Xiomara Castro es presidenta de Honduras</text:p>
          </table:table-cell>
          <table:table-cell table:style-name="ce16"/>
          <table:table-cell table:style-name="ce17"/>
          <table:table-cell table:number-columns-repeated="7" table:style-name="ce18"/>
          <table:table-cell table:number-columns-repeated="16370" table:style-name="ce1"/>
        </table:table-row>
        <table:table-row table:style-name="ro8">
          <table:table-cell office:value-type="float" office:value="52" table:style-name="ce11">
            <text:p>52</text:p>
          </table:table-cell>
          <table:table-cell office:value-type="string" table:style-name="ce19">
            <text:p><text:span text:style-name="T5">La educación en la NEM está orientada a formar ciudadanos capaces de ejercitar valores éticos y democráticos con un sentido social. </text:span></text:p>
          </table:table-cell>
          <table:table-cell office:value-type="string" table:style-name="ce20">
            <text:p>2023 </text:p>
          </table:table-cell>
          <table:table-cell office:value-type="string" table:style-name="ce19">
            <text:p><text:span text:style-name="T5">La NEM desea formar personas capaces de conducirse como ciudadanos autónomos. </text:span></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style-name="ce1"/>
        </table:table-row>
        <table:table-row table:style-name="ro26">
          <table:table-cell office:value-type="float" office:value="53" table:style-name="ce11">
            <text:p>53</text:p>
          </table:table-cell>
          <table:table-cell table:style-name="ce19"/>
          <table:table-cell office:value-type="float" office:value="2024" table:style-name="ce20">
            <text:p>2024</text:p>
          </table:table-cell>
          <table:table-cell table:style-name="ce19"/>
          <table:table-cell office:value-type="string" table:style-name="ce15">
            <text:p>2024-2030: Claudia Sheinbaum presidenta de México</text:p>
          </table:table-cell>
          <table:table-cell table:style-name="ce16"/>
          <table:table-cell table:style-name="ce17"/>
          <table:table-cell table:number-columns-repeated="7" table:style-name="ce18"/>
          <table:table-cell table:number-columns-repeated="16370" table:style-name="ce1"/>
        </table:table-row>
        <table:table-row table:style-name="ro33">
          <table:table-cell table:number-columns-repeated="7" table:style-name="ce33"/>
          <table:table-cell table:number-columns-repeated="7" table:style-name="ce10"/>
          <table:table-cell table:number-columns-repeated="16370" table:style-name="ce1"/>
        </table:table-row>
        <table:table-row table:number-rows-repeated="11" table:style-name="ro34">
          <table:table-cell table:style-name="ce11"/>
          <table:table-cell table:style-name="ce19"/>
          <table:table-cell table:style-name="ce20"/>
          <table:table-cell table:style-name="ce19"/>
          <table:table-cell table:style-name="ce15"/>
          <table:table-cell table:style-name="ce16"/>
          <table:table-cell table:style-name="ce17"/>
          <table:table-cell table:number-columns-repeated="7" table:style-name="ce18"/>
          <table:table-cell table:number-columns-repeated="16370" table:style-name="ce1"/>
        </table:table-row>
        <table:table-row table:number-rows-repeated="9" table:style-name="ro34">
          <table:table-cell table:number-columns-repeated="2" table:style-name="ce33"/>
          <table:table-cell table:style-name="ce34"/>
          <table:table-cell table:number-columns-repeated="4" table:style-name="ce33"/>
          <table:table-cell table:number-columns-repeated="7" table:style-name="ce10"/>
          <table:table-cell table:number-columns-repeated="16370" table:style-name="ce1"/>
        </table:table-row>
        <table:table-row table:number-rows-repeated="7" table:style-name="ro1">
          <table:table-cell table:number-columns-repeated="2" table:style-name="ce33"/>
          <table:table-cell table:style-name="ce34"/>
          <table:table-cell table:number-columns-repeated="4" table:style-name="ce33"/>
          <table:table-cell table:number-columns-repeated="7" table:style-name="ce10"/>
          <table:table-cell table:number-columns-repeated="16370" table:style-name="ce1"/>
        </table:table-row>
        <table:table-row table:number-rows-repeated="1048494" table:style-name="ro35">
          <table:table-cell table:number-columns-repeated="16384"/>
        </table:table-row>
        <table:named-expressions>
          <table:named-range table:name="_xlnm._FilterDatabase" table:cell-range-address="Tiempo.$A$1:Tiempo.$G$54" table:base-cell-address="Tiempo.$A$1"/>
        </table:named-expressions>
      </table:table>
      <table:table table:name="Estado" table:style-name="ta1">
        <table:table-column table:style-name="co9" table:default-cell-style-name="ce1"/>
        <table:table-column table:style-name="co10" table:default-cell-style-name="ce1"/>
        <table:table-column table:style-name="co11" table:default-cell-style-name="ce1"/>
        <table:table-column table:style-name="co8" table:default-cell-style-name="ce1"/>
        <table:table-column table:style-name="co12" table:default-cell-style-name="ce1"/>
        <table:table-column table:style-name="co13" table:default-cell-style-name="ce1"/>
        <table:table-column table:style-name="co14" table:default-cell-style-name="ce1"/>
        <table:table-column table:style-name="co8"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8" table:number-columns-repeated="16370" table:default-cell-style-name="ce1"/>
        <table:table-column table:style-name="co9" table:default-cell-style-name="ce1"/>
        <table:table-row table:style-name="ro36">
          <table:table-cell office:value-type="string" table:style-name="ce35">
            <text:p><text:span text:style-name="T5">Autor</text:span></text:p>
          </table:table-cell>
          <table:table-cell office:value-type="string" table:style-name="ce35">
            <text:p><text:span text:style-name="T5">Libertad</text:span></text:p>
          </table:table-cell>
          <table:table-cell office:value-type="string" table:style-name="ce35">
            <text:p><text:span text:style-name="T5">Derechos</text:span></text:p>
          </table:table-cell>
          <table:table-cell office:value-type="string" table:style-name="ce35">
            <text:p><text:span text:style-name="T5">Igualdad</text:span></text:p>
          </table:table-cell>
          <table:table-cell office:value-type="string" table:style-name="ce35">
            <text:p><text:span text:style-name="T5">Estado</text:span></text:p>
          </table:table-cell>
          <table:table-cell office:value-type="string" table:style-name="ce35">
            <text:p><text:span text:style-name="T5">Democracia</text:span></text:p>
          </table:table-cell>
          <table:table-cell office:value-type="string" table:style-name="ce35">
            <text:p><text:span text:style-name="T5">Justicia</text:span></text:p>
          </table:table-cell>
          <table:table-cell office:value-type="string" table:style-name="ce35">
            <text:p><text:span text:style-name="T5">Influencia</text:span></text:p>
          </table:table-cell>
          <table:table-cell office:value-type="string" table:style-name="ce35">
            <text:p><text:span text:style-name="T5">Estado de naturaleza</text:span></text:p>
          </table:table-cell>
          <table:table-cell office:value-type="string" table:style-name="ce35">
            <text:p><text:span text:style-name="T5">Pobreza</text:span></text:p>
          </table:table-cell>
          <table:table-cell office:value-type="string" table:style-name="ce35">
            <text:p><text:span text:style-name="T5">Contras</text:span></text:p>
          </table:table-cell>
          <table:table-cell office:value-type="string" table:style-name="ce35">
            <text:p><text:span text:style-name="T5">Vacios</text:span></text:p>
          </table:table-cell>
          <table:table-cell office:value-type="string" table:style-name="ce35">
            <text:p><text:span text:style-name="T5">Sociedad</text:span></text:p>
          </table:table-cell>
          <table:table-cell table:number-columns-repeated="16371" table:style-name="ce10"/>
        </table:table-row>
        <table:table-row table:style-name="ro37">
          <table:table-cell office:value-type="string" table:style-name="ce33">
            <text:p><text:span text:style-name="T5">Anarcocapitalismo</text:span></text:p>
          </table:table-cell>
          <table:table-cell table:number-columns-repeated="3" table:style-name="ce33"/>
          <table:table-cell office:value-type="string" table:style-name="ce33">
            <text:p><text:span text:style-name="T5">Objeciones a un monopolio de servicio coercitivos financiado por impuestos obligatorios, en lugar de proveerse a través de los mecanismos de un mercado de competencia. Creen en un mercado libre de imposición coercitiva.</text:span></text:p>
          </table:table-cell>
          <table:table-cell table:number-columns-repeated="5" table:style-name="ce33"/>
          <table:table-cell office:value-type="string" table:style-name="ce33">
            <text:p><text:span text:style-name="T5">El rico estaría más capacitado que el pobre para adquirir los servicios de protección (seguridad)</text:span></text:p>
          </table:table-cell>
          <table:table-cell table:number-columns-repeated="2" table:style-name="ce33"/>
          <table:table-cell table:number-columns-repeated="16371" table:style-name="ce10"/>
        </table:table-row>
        <table:table-row table:style-name="ro38">
          <table:table-cell office:value-type="string" table:style-name="ce33">
            <text:p><text:span text:style-name="T5">Locke</text:span></text:p>
          </table:table-cell>
          <table:table-cell table:number-columns-repeated="3" table:style-name="ce33"/>
          <table:table-cell office:value-type="string" table:style-name="ce33">
            <text:p><text:span text:style-name="T5">Establecimiento por pacto de un gobierno civil (Contrato social).</text:span></text:p>
          </table:table-cell>
          <table:table-cell table:number-columns-repeated="3" table:style-name="ce33"/>
          <table:table-cell office:value-type="string" table:style-name="ce33">
            <text:p><text:span text:style-name="T5">Posee una ley natural que lo gobierna que impone una moral de restricciones indirectas que protege los derechos individuales ya que los seres humanos no deben de aprovecharse unos de otros.</text:span></text:p>
          </table:table-cell>
          <table:table-cell table:number-columns-repeated="4" table:style-name="ce33"/>
          <table:table-cell table:number-columns-repeated="16371" table:style-name="ce10"/>
        </table:table-row>
        <table:table-row table:style-name="ro39">
          <table:table-cell office:value-type="string" table:style-name="ce33">
            <text:p><text:span text:style-name="T5">Robert Nozick</text:span></text:p>
          </table:table-cell>
          <table:table-cell office:value-type="string" table:style-name="ce33">
            <text:p><text:span text:style-name="T5">Libertad Negativa</text:span><text:span text:style-name="T5"/></text:p>
            <text:p/>
            <text:p>"La libertad trastoca los modelos"</text:p>
          </table:table-cell>
          <table:table-cell office:value-type="string" table:style-name="ce33">
            <text:p><text:span text:style-name="T5">Privación del<text:s/></text:span><text:span text:style-name="T11">derecho natural</text:span><text:span text:style-name="T5"><text:s/>de castigar a los que transgreden las normas.</text:span><text:span text:style-name="T5"/></text:p>
            <text:p>La redistribución estatal de la economía viola los derechos individuales y, por lo tanto, debe ser excluida.</text:p>
          </table:table-cell>
          <table:table-cell table:style-name="ce33"/>
          <table:table-cell office:value-type="string" table:style-name="ce33">
            <text:p><text:span text:style-name="T5">Estado mínimo (sin contrato social en un espacio geográfico):</text:span><text:span text:style-name="T5"/></text:p>
            <text:p>Se limita a proteger los derechos individuales y a garantizar la seguridad, sin intervenir en la economía más allá de lo necesario.Se le queda prohibido , bajo toda circunstancia, ocuparse de ninguna redistribución económica de cualquier tipo.</text:p>
          </table:table-cell>
          <table:table-cell table:style-name="ce33"/>
          <table:table-cell office:value-type="string" table:style-name="ce33">
            <text:p><text:span text:style-name="T5">Teoría del título justo (Entitlement theory) :</text:span><text:span text:style-name="T5"/></text:p>
            <text:p>- Just acquisition og holdings</text:p>
            <text:p>- just transfer of holdings</text:p>
            <text:p>- Rectification of injustice (propiedades adquiridas por adquisición justa y transferencia justa)</text:p>
          </table:table-cell>
          <table:table-cell office:value-type="string" table:style-name="ce33">
            <text:p><text:span text:style-name="T5">Hayek, Kant, Isaiah Berlin, locke</text:span></text:p>
          </table:table-cell>
          <table:table-cell office:value-type="string" table:style-name="ce33">
            <text:p><text:span text:style-name="T5">No da una definición, solo una descripción teórica: La gente en terminos generales no siempre actua como debería.</text:span></text:p>
          </table:table-cell>
          <table:table-cell office:value-type="string" table:style-name="ce33">
            <text:p><text:span text:style-name="T5">Aquellos que tengan escasos recursos (independientes) que no puedan pagar también recibiran el servicio de seguridad (redistribución), como compensación de la privación obligatoria de sus derechos naturales.</text:span><text:span text:style-name="T5"/></text:p>
            <text:p>Incluso si el mercado libre, por ejemplo, no suministra nada a los incapacitados, no puede empeorar su situación. No pueden pretender más de lo que tienen, incluso si no tienen nada.</text:p>
          </table:table-cell>
          <table:table-cell office:value-type="string" table:style-name="ce33">
            <text:p><text:span text:style-name="T5">No todas las conclusiones de Nozick se extraen de sus premisas.</text:span><text:span text:style-name="T5"/></text:p>
            <text:p>La distribución presente, en todos los países es injusta, ha sido mayormente influida por los actos de violencia que pueblan la historia. ¿Se debería efectuar un acto de rectificación de la injusticia?</text:p>
          </table:table-cell>
          <table:table-cell office:value-type="string" table:style-name="ce33">
            <text:p><text:span text:style-name="T5">No demuestra como un sistema de agencias comerciales privadas evolucionaría mediante pasos moralmente justificados, impulsados por el<text:s/></text:span><text:span text:style-name="T7">egoísmo racional</text:span><text:span text:style-name="T5">, a un Estado mínimo.</text:span><text:span text:style-name="T5"/></text:p>
            <text:p>¿Cuál es la diferencia entre los estados y las comunidades?</text:p>
          </table:table-cell>
          <table:table-cell table:style-name="ce33"/>
          <table:table-cell table:number-columns-repeated="16371" table:style-name="ce10"/>
        </table:table-row>
        <table:table-row table:style-name="ro1">
          <table:table-cell office:value-type="string" table:style-name="ce33">
            <text:p><text:span text:style-name="T5">Rawls</text:span></text:p>
          </table:table-cell>
          <table:table-cell table:number-columns-repeated="6" table:style-name="ce33"/>
          <table:table-cell office:value-type="string" table:style-name="ce33">
            <text:p><text:span text:style-name="T5">Kant</text:span></text:p>
          </table:table-cell>
          <table:table-cell table:number-columns-repeated="5" table:style-name="ce33"/>
          <table:table-cell table:number-columns-repeated="16371" table:style-name="ce10"/>
        </table:table-row>
        <table:table-row table:style-name="ro40">
          <table:table-cell office:value-type="string" table:style-name="ce33">
            <text:p><text:span text:style-name="T5">Jürgen Habermas</text:span></text:p>
          </table:table-cell>
          <table:table-cell office:value-type="string" table:style-name="ce33">
            <text:p><text:span text:style-name="T5">La libertad, autonomía responsable es un valor y una meta para algo, pero no para todo. En "Conocimiento e interés" el promulga que "El interés humano en la autonomía y la responsabilidad no es una mera ilusión, pues puede ser aprendido a priori.</text:span></text:p>
          </table:table-cell>
          <table:table-cell office:value-type="string" table:style-name="ce33">
            <text:p><text:span text:style-name="T5">Igualdad de derechos entre las personas, incluye derecho de voto y toma de decisiones sobre un sistema plural.</text:span></text:p>
          </table:table-cell>
          <table:table-cell table:number-columns-repeated="2" table:style-name="ce33"/>
          <table:table-cell office:value-type="string" table:style-name="ce33">
            <text:p><text:span text:style-name="T5">Un sistema de derechos que asegure a cualquier persona una participación equitativa en el proceso de legislación.</text:span></text:p>
          </table:table-cell>
          <table:table-cell office:value-type="string" table:style-name="ce33">
            <text:p><text:span text:style-name="T5">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text:span></text:p>
          </table:table-cell>
          <table:table-cell office:value-type="string" table:style-name="ce33">
            <text:p><text:span text:style-name="T5">Kant, Rawls</text:span></text:p>
          </table:table-cell>
          <table:table-cell table:number-columns-repeated="4" table:style-name="ce33"/>
          <table:table-cell office:value-type="string" table:style-name="ce33">
            <text:p><text:span text:style-name="T5">Sociedad: es un mundo de vida y un sistema.</text:span></text:p>
          </table:table-cell>
          <table:table-cell table:number-columns-repeated="16371" table:style-name="ce10"/>
        </table:table-row>
        <table:table-row table:number-rows-repeated="58" table:style-name="ro1">
          <table:table-cell table:number-columns-repeated="16384" table:style-name="ce10"/>
        </table:table-row>
        <table:table-row table:number-rows-repeated="1048512" table:style-name="ro41">
          <table:table-cell table:number-columns-repeated="16384"/>
        </table:table-row>
      </table:table>
      <table:database-ranges>
        <table:database-range table:target-range-address="Tiempo.A1:Tiempo.G55" table:name="__Anonymous_Sheet_DB__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Calibri" svg:font-family="Calibri"/>
    <style:font-face style:name="Liberation Serif" svg:font-family="&quot;Liberation Serif&quot;"/>
    <style:font-face style:name="Lato" svg:font-family="Lato"/>
  </office:font-face-decls>
  <office:styles>
    <number:number-style style:name="N0">
      <number:number number:min-integer-digits="1"/>
    </number:number-style>
    <number:number-style style:name="N1">
      <number:number number:decimal-places="0" number:min-decimal-places="0"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ltr"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29</meta:generator>
    <dc:creator>Caballero Arturo</dc:creator>
    <dc:date>2025-08-28T21:56:31Z</dc:date>
    <meta:editing-cycles>17</meta:editing-cycles>
    <meta:editing-duration>PT20358S</meta:editing-duration>
  </office:meta>
</office:document-meta>
</file>